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Footnote">
      <style:paragraph-properties fo:text-align="justify" style:justify-single-word="false"/>
      <style:text-properties fo:color="#000000" fo:font-size="11pt" fo:language="es" fo:country="MX" fo:background-color="#ffffff" style:font-size-asian="11pt" style:font-size-complex="11pt"/>
    </style:style>
    <style:style style:name="P3" style:family="paragraph" style:parent-style-name="Footnote">
      <style:text-properties fo:font-size="11pt" style:font-size-asian="11pt" style:font-size-complex="11pt"/>
    </style:style>
    <style:style style:name="P4" style:family="paragraph" style:parent-style-name="Standard">
      <style:paragraph-properties fo:line-height="200%" fo:text-align="justify" style:justify-single-word="false"/>
    </style:style>
    <style:style style:name="P5" style:family="paragraph" style:parent-style-name="Standard">
      <style:paragraph-properties fo:line-height="200%" fo:text-align="justify" style:justify-single-word="false"/>
      <style:text-properties officeooo:paragraph-rsid="00202248"/>
    </style:style>
    <style:style style:name="P6" style:family="paragraph" style:parent-style-name="Standard">
      <style:paragraph-properties fo:line-height="200%" fo:text-align="justify" style:justify-single-word="false"/>
      <style:text-properties officeooo:paragraph-rsid="0032854b"/>
    </style:style>
    <style:style style:name="P7" style:family="paragraph" style:parent-style-name="Standard">
      <style:paragraph-properties fo:line-height="200%" fo:text-align="justify" style:justify-single-word="false"/>
      <style:text-properties officeooo:paragraph-rsid="00354f93"/>
    </style:style>
    <style:style style:name="P8" style:family="paragraph" style:parent-style-name="Standard">
      <style:paragraph-properties fo:line-height="200%"/>
      <style:text-properties fo:language="es" fo:country="MX" fo:background-color="#ffffff"/>
    </style:style>
    <style:style style:name="P9" style:family="paragraph" style:parent-style-name="Standard">
      <style:paragraph-properties fo:line-height="200%" fo:text-align="justify" style:justify-single-word="false"/>
      <style:text-properties fo:language="es" fo:country="MX"/>
    </style:style>
    <style:style style:name="P10" style:family="paragraph" style:parent-style-name="Standard">
      <style:paragraph-properties fo:line-height="200%"/>
      <style:text-properties fo:color="#000000" fo:language="es" fo:country="MX" fo:background-color="#ffffff"/>
    </style:style>
    <style:style style:name="P11" style:family="paragraph" style:parent-style-name="Standard">
      <style:paragraph-properties fo:line-height="200%" fo:text-align="justify" style:justify-single-word="false"/>
      <style:text-properties fo:color="#000000" fo:language="es" fo:country="MX" fo:background-color="#ffffff"/>
    </style:style>
    <style:style style:name="P12" style:family="paragraph" style:parent-style-name="Standard">
      <style:paragraph-properties fo:line-height="200%" fo:text-align="justify" style:justify-single-word="false"/>
      <style:text-properties fo:color="#000000" fo:language="es" fo:country="MX"/>
    </style:style>
    <style:style style:name="P13" style:family="paragraph" style:parent-style-name="Standard">
      <style:paragraph-properties fo:line-height="200%" fo:text-align="justify" style:justify-single-word="false"/>
      <style:text-properties officeooo:rsid="002134ca" officeooo:paragraph-rsid="002134ca"/>
    </style:style>
    <style:style style:name="P14" style:family="paragraph" style:parent-style-name="Standard">
      <style:paragraph-properties fo:line-height="200%" fo:text-align="justify" style:justify-single-word="false"/>
      <style:text-properties officeooo:rsid="0032854b" officeooo:paragraph-rsid="0032854b"/>
    </style:style>
    <style:style style:name="P15" style:family="paragraph" style:parent-style-name="Standard">
      <style:paragraph-properties fo:margin-left="0.5in" fo:margin-right="0in" fo:line-height="200%" fo:text-indent="-0.5in" style:auto-text-indent="false"/>
    </style:style>
    <style:style style:name="P16" style:family="paragraph" style:parent-style-name="Standard">
      <style:paragraph-properties fo:line-height="200%" fo:text-align="center" style:justify-single-word="false" fo:break-before="page"/>
      <style:text-properties fo:color="#000000" fo:language="es" fo:country="MX" fo:background-color="#ffffff"/>
    </style:style>
    <style:style style:name="P17" style:family="paragraph" style:parent-style-name="Standard" style:master-page-name="">
      <loext:graphic-properties draw:fill="none"/>
      <style:paragraph-properties fo:margin-left="0.5in" fo:margin-right="0in" fo:margin-top="0in" fo:margin-bottom="0in" loext:contextual-spacing="false" fo:line-height="200%" fo:text-align="justify" style:justify-single-word="false" fo:orphans="2" fo:widows="2" fo:hyphenation-ladder-count="no-limit" fo:text-indent="0in" style:auto-text-indent="false" style:page-number="auto" fo:background-color="transparent" style:writing-mode="lr-tb"/>
      <style:text-properties officeooo:paragraph-rsid="00354f93" fo:hyphenate="false" fo:hyphenation-remain-char-count="2" fo:hyphenation-push-char-count="2" loext:hyphenation-no-caps="false"/>
    </style:style>
    <style:style style:name="P18" style:family="paragraph" style:parent-style-name="Footnote">
      <style:paragraph-properties fo:text-align="justify" style:justify-single-word="false"/>
    </style:style>
    <style:style style:name="P19" style:family="paragraph" style:parent-style-name="Standard">
      <style:paragraph-properties fo:line-height="200%"/>
      <style:text-properties fo:color="#000000" fo:language="es" fo:country="MX" fo:background-color="#ffffff"/>
    </style:style>
    <style:style style:name="P20" style:family="paragraph" style:parent-style-name="Standard">
      <style:paragraph-properties fo:line-height="200%" fo:text-align="justify" style:justify-single-word="false"/>
      <style:text-properties fo:color="#000000" fo:language="es" fo:country="MX" fo:background-color="#ffffff"/>
    </style:style>
    <style:style style:name="P21" style:family="paragraph" style:parent-style-name="Standard">
      <style:paragraph-properties fo:line-height="200%" fo:text-align="justify" style:justify-single-word="false"/>
      <style:text-properties fo:color="#000000" fo:language="es" fo:country="MX" officeooo:paragraph-rsid="00202248" fo:background-color="#ffffff"/>
    </style:style>
    <style:style style:name="P22" style:family="paragraph" style:parent-style-name="Standard">
      <style:paragraph-properties fo:line-height="200%" fo:text-align="justify" style:justify-single-word="false"/>
      <style:text-properties fo:color="#000000" fo:language="es" fo:country="MX" officeooo:rsid="002134ca" officeooo:paragraph-rsid="002134ca" fo:background-color="#ffffff"/>
    </style:style>
    <style:style style:name="P23" style:family="paragraph" style:parent-style-name="Standard">
      <style:paragraph-properties fo:line-height="200%" fo:text-align="justify" style:justify-single-word="false"/>
      <style:text-properties fo:color="#000000" fo:language="es" fo:country="MX" officeooo:rsid="0032854b" officeooo:paragraph-rsid="002134ca" fo:background-color="#ffffff"/>
    </style:style>
    <style:style style:name="P24" style:family="paragraph" style:parent-style-name="Standard">
      <style:paragraph-properties fo:line-height="200%" fo:text-align="justify" style:justify-single-word="false"/>
      <style:text-properties fo:color="#000000" fo:language="es" fo:country="MX" officeooo:rsid="0032854b" officeooo:paragraph-rsid="0032854b" fo:background-color="#ffffff"/>
    </style:style>
    <style:style style:name="P25" style:family="paragraph" style:parent-style-name="Standard">
      <style:paragraph-properties fo:line-height="200%" fo:text-align="justify" style:justify-single-word="false"/>
    </style:style>
    <style:style style:name="P26" style:family="paragraph" style:parent-style-name="Standard">
      <style:paragraph-properties fo:line-height="200%" fo:text-align="justify" style:justify-single-word="false"/>
      <style:text-properties officeooo:paragraph-rsid="002134ca"/>
    </style:style>
    <style:style style:name="P27" style:family="paragraph" style:parent-style-name="Standard">
      <style:paragraph-properties fo:line-height="200%" fo:text-align="justify" style:justify-single-word="false"/>
      <style:text-properties officeooo:paragraph-rsid="00202248"/>
    </style:style>
    <style:style style:name="P28" style:family="paragraph" style:parent-style-name="Standard" style:master-page-name="">
      <loext:graphic-properties draw:fill="none"/>
      <style:paragraph-properties fo:margin-left="0.5in" fo:margin-right="0in" fo:margin-top="0in" fo:margin-bottom="0in" loext:contextual-spacing="false" fo:line-height="200%" fo:text-align="justify" style:justify-single-word="false" fo:orphans="2" fo:widows="2" fo:hyphenation-ladder-count="no-limit" fo:text-indent="0in" style:auto-text-indent="false" style:page-number="auto" fo:background-color="transparent" style:writing-mode="lr-tb"/>
      <style:text-properties fo:color="#000000" fo:language="en" fo:country="US" officeooo:rsid="00202248" officeooo:paragraph-rsid="00202248" fo:background-color="#ffffff" style:language-asian="zh" style:country-asian="CN" style:language-complex="hi" style:country-complex="IN" fo:hyphenate="false" fo:hyphenation-remain-char-count="2" fo:hyphenation-push-char-count="2" loext:hyphenation-no-caps="false"/>
    </style:style>
    <style:style style:name="P29" style:family="paragraph" style:parent-style-name="Standard" style:master-page-name="Standard">
      <style:paragraph-properties fo:line-height="200%" fo:text-align="center" style:justify-single-word="false" style:page-number="auto"/>
      <style:text-properties fo:color="#000000" fo:language="es" fo:country="MX" fo:background-color="#ffffff"/>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fo:language="es" fo:country="MX" fo:background-color="#ffffff" loext:char-shading-value="0"/>
    </style:style>
    <style:style style:name="T2" style:family="text">
      <style:text-properties fo:color="#000000" fo:language="es" fo:country="MX" fo:background-color="#ffffff" loext:char-shading-value="0" style:font-name-asian="Liberation Serif2" style:font-name-complex="Liberation Serif2"/>
    </style:style>
    <style:style style:name="T3" style:family="text">
      <style:text-properties fo:color="#000000" fo:language="es" fo:country="MX" officeooo:rsid="001d6ddc" fo:background-color="#ffffff" loext:char-shading-value="0"/>
    </style:style>
    <style:style style:name="T4" style:family="text">
      <style:text-properties fo:color="#000000" fo:language="es" fo:country="MX" officeooo:rsid="00202248" fo:background-color="#ffffff" loext:char-shading-value="0"/>
    </style:style>
    <style:style style:name="T5" style:family="text">
      <style:text-properties fo:color="#000000" fo:language="es" fo:country="MX" officeooo:rsid="002134ca" fo:background-color="#ffffff" loext:char-shading-value="0"/>
    </style:style>
    <style:style style:name="T6" style:family="text">
      <style:text-properties fo:color="#000000" fo:language="es" fo:country="MX" officeooo:rsid="0022b699" fo:background-color="#ffffff" loext:char-shading-value="0"/>
    </style:style>
    <style:style style:name="T7" style:family="text">
      <style:text-properties fo:color="#000000" fo:language="es" fo:country="MX" officeooo:rsid="002364ab" fo:background-color="#ffffff" loext:char-shading-value="0"/>
    </style:style>
    <style:style style:name="T8" style:family="text">
      <style:text-properties fo:color="#000000" fo:language="es" fo:country="MX" officeooo:rsid="0023af50" fo:background-color="#ffffff" loext:char-shading-value="0"/>
    </style:style>
    <style:style style:name="T9" style:family="text">
      <style:text-properties fo:color="#000000" fo:language="es" fo:country="MX" officeooo:rsid="0024a178" fo:background-color="#ffffff" loext:char-shading-value="0"/>
    </style:style>
    <style:style style:name="T10" style:family="text">
      <style:text-properties fo:color="#000000" fo:language="es" fo:country="MX" officeooo:rsid="0025e167" fo:background-color="#ffffff" loext:char-shading-value="0"/>
    </style:style>
    <style:style style:name="T11" style:family="text">
      <style:text-properties fo:color="#000000" fo:language="es" fo:country="MX" officeooo:rsid="0028a0d4" fo:background-color="#ffffff" loext:char-shading-value="0"/>
    </style:style>
    <style:style style:name="T12" style:family="text">
      <style:text-properties fo:color="#000000" fo:language="es" fo:country="MX" officeooo:rsid="00292bf5" fo:background-color="#ffffff" loext:char-shading-value="0"/>
    </style:style>
    <style:style style:name="T13" style:family="text">
      <style:text-properties fo:color="#000000" fo:language="es" fo:country="MX" officeooo:rsid="0029ff22" fo:background-color="#ffffff" loext:char-shading-value="0"/>
    </style:style>
    <style:style style:name="T14" style:family="text">
      <style:text-properties fo:color="#000000" fo:language="es" fo:country="MX" officeooo:rsid="002b5bc7" fo:background-color="#ffffff" loext:char-shading-value="0"/>
    </style:style>
    <style:style style:name="T15" style:family="text">
      <style:text-properties fo:color="#000000" fo:language="es" fo:country="MX" officeooo:rsid="002b9025" fo:background-color="#ffffff" loext:char-shading-value="0"/>
    </style:style>
    <style:style style:name="T16" style:family="text">
      <style:text-properties fo:color="#000000" fo:language="es" fo:country="MX" officeooo:rsid="002c3f08" fo:background-color="#ffffff" loext:char-shading-value="0"/>
    </style:style>
    <style:style style:name="T17" style:family="text">
      <style:text-properties fo:color="#000000" fo:language="es" fo:country="MX" officeooo:rsid="002d5c17" fo:background-color="#ffffff" loext:char-shading-value="0"/>
    </style:style>
    <style:style style:name="T18" style:family="text">
      <style:text-properties fo:color="#000000" fo:language="es" fo:country="MX" officeooo:rsid="002f0682" fo:background-color="#ffffff" loext:char-shading-value="0"/>
    </style:style>
    <style:style style:name="T19" style:family="text">
      <style:text-properties fo:color="#000000" fo:language="es" fo:country="MX" officeooo:rsid="002f260b" fo:background-color="#ffffff" loext:char-shading-value="0"/>
    </style:style>
    <style:style style:name="T20" style:family="text">
      <style:text-properties fo:color="#000000" fo:language="es" fo:country="MX" officeooo:rsid="003027d6" fo:background-color="#ffffff" loext:char-shading-value="0"/>
    </style:style>
    <style:style style:name="T21" style:family="text">
      <style:text-properties fo:color="#000000" fo:language="es" fo:country="MX" officeooo:rsid="0032854b" fo:background-color="#ffffff" loext:char-shading-value="0"/>
    </style:style>
    <style:style style:name="T22" style:family="text">
      <style:text-properties fo:color="#000000" fo:language="es" fo:country="MX" officeooo:rsid="0032a34a" fo:background-color="#ffffff" loext:char-shading-value="0"/>
    </style:style>
    <style:style style:name="T23" style:family="text">
      <style:text-properties fo:color="#000000" fo:language="es" fo:country="MX" officeooo:rsid="0036ff0b" fo:background-color="#ffffff" loext:char-shading-value="0"/>
    </style:style>
    <style:style style:name="T24" style:family="text">
      <style:text-properties fo:color="#000000" fo:language="es" fo:country="MX" officeooo:rsid="0037e1ed" fo:background-color="#ffffff" loext:char-shading-value="0"/>
    </style:style>
    <style:style style:name="T25" style:family="text">
      <style:text-properties fo:color="#000000" fo:language="es" fo:country="MX" officeooo:rsid="003b9a49" fo:background-color="#ffffff" loext:char-shading-value="0"/>
    </style:style>
    <style:style style:name="T26" style:family="text">
      <style:text-properties fo:color="#000000" fo:language="es" fo:country="MX" fo:font-style="italic" fo:background-color="#ffffff" loext:char-shading-value="0" style:font-style-asian="italic" style:font-style-complex="italic"/>
    </style:style>
    <style:style style:name="T27" style:family="text">
      <style:text-properties fo:color="#000000" fo:language="es" fo:country="MX" fo:font-style="italic" officeooo:rsid="002134ca" fo:background-color="#ffffff" loext:char-shading-value="0" style:font-style-asian="italic" style:font-style-complex="italic"/>
    </style:style>
    <style:style style:name="T28" style:family="text">
      <style:text-properties fo:color="#000000" fo:font-size="12pt" fo:language="es" fo:country="MX"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29" style:family="text">
      <style:text-properties fo:color="#000000" fo:font-size="11pt" fo:language="es" fo:country="MX" fo:background-color="#ffffff" loext:char-shading-value="0" style:font-size-asian="11pt" style:font-size-complex="11pt"/>
    </style:style>
    <style:style style:name="T30" style:family="text">
      <style:text-properties fo:color="#000000" fo:font-size="11pt" fo:language="es" fo:country="MX" style:letter-kerning="true" fo:background-color="#ffffff" loext:char-shading-value="0" style:font-name-asian="Noto Serif CJK SC" style:font-size-asian="11pt" style:language-asian="zh" style:country-asian="CN" style:font-name-complex="Lohit Devanagari" style:font-size-complex="11pt" style:language-complex="hi" style:country-complex="IN"/>
    </style:style>
    <style:style style:name="T31" style:family="text">
      <style:text-properties fo:color="#000000" fo:font-size="11pt" fo:language="es" fo:country="MX" fo:font-style="italic" fo:background-color="#ffffff" loext:char-shading-value="0" style:font-size-asian="11pt" style:font-style-asian="italic" style:font-size-complex="11pt"/>
    </style:style>
    <style:style style:name="T32" style:family="text">
      <style:text-properties fo:color="#000000" fo:language="en" fo:country="US" officeooo:rsid="0032854b" fo:background-color="#ffffff" loext:char-shading-value="0" style:language-asian="zh" style:country-asian="CN" style:language-complex="hi" style:country-complex="IN"/>
    </style:style>
    <style:style style:name="T33" style:family="text">
      <style:text-properties fo:color="#000000" fo:language="en" fo:country="US" officeooo:rsid="0037e1ed" fo:background-color="#ffffff" loext:char-shading-value="0" style:language-asian="zh" style:country-asian="CN" style:language-complex="hi" style:country-complex="IN"/>
    </style:style>
    <style:style style:name="T34" style:family="text">
      <style:text-properties fo:color="#000000" style:font-name="Liberation Serif" fo:font-size="12pt" fo:language="es" fo:country="MX" officeooo:rsid="0025e167"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35" style:family="text">
      <style:text-properties fo:color="#000000" style:font-name="Liberation Serif" fo:font-size="12pt" fo:language="es" fo:country="MX" officeooo:rsid="0029ff22"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36" style:family="text">
      <style:text-properties fo:color="#000000" style:font-name="Liberation Serif" fo:font-size="12pt" fo:language="es" fo:country="MX" officeooo:rsid="002b9025"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37" style:family="text">
      <style:text-properties fo:color="#000000" style:font-name="Liberation Serif" fo:font-size="12pt" fo:language="es" fo:country="MX" officeooo:rsid="0032a34a"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38" style:family="text">
      <style:text-properties fo:color="#000000" style:font-name="Liberation Serif" fo:font-size="12pt" fo:language="es" fo:country="MX" officeooo:rsid="00341ee1"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39" style:family="text">
      <style:text-properties fo:color="#000000" style:font-name="Liberation Serif" fo:font-size="12pt" fo:language="es" fo:country="MX" officeooo:rsid="00354f93"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40" style:family="text">
      <style:text-properties fo:color="#000000" style:font-name="Liberation Serif" fo:font-size="12pt" fo:language="es" fo:country="MX" officeooo:rsid="0036ff0b"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41" style:family="text">
      <style:text-properties fo:language="es" fo:country="MX"/>
    </style:style>
    <style:style style:name="T42" style:family="text">
      <style:text-properties fo:language="es" fo:country="MX" fo:background-color="#ffffff" loext:char-shading-value="0"/>
    </style:style>
    <style:style style:name="T43" style:family="text">
      <style:text-properties fo:font-size="11pt" style:font-size-asian="11pt" style:font-size-complex="11pt"/>
    </style:style>
    <style:style style:name="T44" style:family="text">
      <style:text-properties fo:font-size="11pt" style:font-size-asian="11pt" style:font-size-complex="11pt" loext:padding="0.0138in" loext:border="0.26pt solid #000000"/>
    </style:style>
    <style:style style:name="T45" style:family="text">
      <style:text-properties fo:font-size="11pt" fo:language="es" fo:country="MX" style:font-size-asian="11pt" style:font-size-complex="11pt"/>
    </style:style>
    <style:style style:name="T46" style:family="text">
      <style:text-properties style:font-name="Liberation Serif" fo:font-size="12pt" style:letter-kerning="true" style:font-name-asian="Noto Serif CJK SC" style:font-size-asian="12pt" style:language-asian="zh" style:country-asian="CN" style:font-name-complex="Lohit Devanagari" style:font-size-complex="12pt" style:language-complex="hi" style:country-complex="IN"/>
    </style:style>
    <style:style style:name="T47" style:family="text">
      <style:text-properties officeooo:rsid="003cfff7"/>
    </style:style>
    <style:style style:name="T48" style:family="text">
      <style:text-properties officeooo:rsid="003e95b4"/>
    </style:style>
    <style:style style:name="T49" style:family="text">
      <style:text-properties fo:font-size="10pt" fo:language="es" fo:country="MX" style:letter-kerning="false" style:font-name-asian="DejaVu Sans" style:font-size-asian="10pt" style:language-asian="en" style:country-asian="US" style:font-name-complex="DejaVu Sans" style:language-complex="en" style:country-complex="US"/>
    </style:style>
    <style:style style:name="T50" style:family="text">
      <style:text-properties fo:language="en" fo:country="US" style:letter-kerning="false" style:font-name-asian="DejaVu Sans" style:language-asian="en" style:country-asian="US" style:font-name-complex="DejaVu Sans" style:language-complex="en" style:country-complex="US"/>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MX" fo:font-style="italic" fo:text-shadow="none" style:text-underline-style="none" fo:font-weight="normal" style:letter-kerning="true" style:font-name-asian="Noto Serif CJK SC" style:font-size-asian="8pt" style:language-asian="zh" style:country-asian="CN" style:font-style-asian="italic"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54" style:family="text">
      <style:text-properties fo:font-size="10pt" fo:language="es" fo:country="MX" style:letter-kerning="false" style:font-name-asian="DejaVu Sans" style:font-size-asian="10pt" style:language-asian="zh" style:country-asian="CN" style:font-name-complex="DejaVu Sans" style:language-complex="hi" style:country-complex="IN"/>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fo:text-shadow="none"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office:automatic-styles>
  <office:body>
    <office:text text:use-soft-page-breaks="true">
      <office:forms form:automatic-focus="false" form:apply-design-mode="false"/>
      <text:tracked-changes>
        <text:changed-region xml:id="ct94660545202208" text:id="ct94660545202208">
          <text:insertion>
            <office:change-info>
              <dc:creator>Unknown Author</dc:creator>
              <dc:date>2025-01-08T19:43:57</dc:date>
            </office:change-info>
          </text:insertion>
        </text:changed-region>
        <text:changed-region xml:id="ct94660545198608" text:id="ct94660545198608">
          <text:insertion>
            <office:change-info>
              <dc:creator>Unknown Author</dc:creator>
              <dc:date>2025-01-08T19:44:00</dc:date>
            </office:change-info>
          </text:insertion>
        </text:changed-region>
        <text:changed-region xml:id="ct94660545198368" text:id="ct94660545198368">
          <text:insertion>
            <office:change-info>
              <dc:creator>Unknown Author</dc:creator>
              <dc:date>2025-01-08T19:45:00</dc:date>
            </office:change-info>
          </text:insertion>
        </text:changed-region>
        <text:changed-region xml:id="ct94660487183424" text:id="ct94660487183424">
          <text:insertion>
            <office:change-info>
              <dc:creator>Unknown Author</dc:creator>
              <dc:date>2025-01-08T19:46:04</dc:date>
            </office:change-info>
          </text:insertion>
        </text:changed-region>
        <text:changed-region xml:id="ct94660548198176" text:id="ct94660548198176">
          <text:insertion>
            <office:change-info>
              <dc:creator>Unknown Author</dc:creator>
              <dc:date>2025-01-08T19:47:00</dc:date>
            </office:change-info>
          </text:insertion>
        </text:changed-region>
        <text:changed-region xml:id="ct94660547049728" text:id="ct94660547049728">
          <text:deletion>
            <office:change-info>
              <dc:creator>Unknown Author</dc:creator>
              <dc:date>2025-01-08T19:50:05</dc:date>
            </office:change-info>
            <text:p text:style-name="P1"><text:span text:style-name="T29">empezó</text:span></text:p>
          </text:deletion>
        </text:changed-region>
        <text:changed-region xml:id="ct94660547051120" text:id="ct94660547051120">
          <text:insertion>
            <office:change-info>
              <dc:creator>Unknown Author</dc:creator>
              <dc:date>2025-01-08T19:50:05</dc:date>
            </office:change-info>
          </text:insertion>
        </text:changed-region>
        <text:changed-region xml:id="ct94660507271968" text:id="ct94660507271968">
          <text:insertion>
            <office:change-info>
              <dc:creator>Unknown Author</dc:creator>
              <dc:date>2025-01-16T15:16:23</dc:date>
            </office:change-info>
          </text:insertion>
        </text:changed-region>
        <text:changed-region xml:id="ct94660549975712" text:id="ct94660549975712">
          <text:deletion>
            <office:change-info>
              <dc:creator>Unknown Author</dc:creator>
              <dc:date>2024-11-25T09:09:52</dc:date>
            </office:change-info>
            <text:p text:style-name="P4"><text:span text:style-name="T1">bla bla bla,</text:span></text:p>
          </text:deletion>
        </text:changed-region>
        <text:changed-region xml:id="ct94660549751344" text:id="ct94660549751344">
          <text:insertion>
            <office:change-info>
              <dc:creator>Unknown Author</dc:creator>
              <dc:date>2025-01-08T19:34:36</dc:date>
            </office:change-info>
          </text:insertion>
        </text:changed-region>
        <text:changed-region xml:id="ct94660550002928" text:id="ct94660550002928">
          <text:insertion>
            <office:change-info>
              <dc:creator>Unknown Author</dc:creator>
              <dc:date>2024-11-25T09:09:53</dc:date>
            </office:change-info>
          </text:insertion>
        </text:changed-region>
        <text:changed-region xml:id="ct94660429732336" text:id="ct94660429732336">
          <text:deletion>
            <office:change-info>
              <dc:creator>Unknown Author</dc:creator>
              <dc:date>2025-01-08T19:34:45</dc:date>
            </office:change-info>
            <text:p text:style-name="P4"><text:span text:style-name="T1">pero eso es lo que está pasando cuando se usa la función "dist()" en </text:span></text:p>
          </text:deletion>
        </text:changed-region>
        <text:changed-region xml:id="ct94660545070320" text:id="ct94660545070320">
          <text:deletion>
            <office:change-info>
              <dc:creator>Unknown Author</dc:creator>
              <dc:date>2024-11-25T09:11:49</dc:date>
            </office:change-info>
            <text:p text:style-name="P4"><text:span text:style-name="T1">R</text:span></text:p>
          </text:deletion>
        </text:changed-region>
        <text:changed-region xml:id="ct94660545068400" text:id="ct94660545068400">
          <text:deletion>
            <office:change-info>
              <dc:creator>Unknown Author</dc:creator>
              <dc:date>2024-11-25T09:10:22</dc:date>
            </office:change-info>
            <text:p text:style-name="P4"><text:span text:style-name="T1"><office:annotation><dc:creator>David Pruneda Sentíes</dc:creator><dc:date>2024-11-12T09:51:00</dc:date><loext:sender-initials>DPS</loext:sender-initials><text:p><text:span text:style-name="T50">Me imagino que esto es una nota para ti porque no podría quedar en la versión final, al menos no con este tono colloquial.</text:span></text:p></office:annotation></text:span></text:p>
          </text:deletion>
        </text:changed-region>
        <text:changed-region xml:id="ct94660513168992" text:id="ct94660513168992">
          <text:deletion>
            <office:change-info>
              <dc:creator>Unknown Author</dc:creator>
              <dc:date>2024-11-25T09:11:49</dc:date>
            </office:change-info>
            <text:p text:style-name="P4"><text:span text:style-name="T1"><office:annotation><dc:creator>Unknown Author</dc:creator><dc:date>2024-11-25T09:10:29</dc:date><text:p><text:span text:style-name="T51">Ver si sí es relevante este paréntesis</text:span></text:p></office:annotation></text:span><text:span text:style-name="T1">)</text:span></text:p>
          </text:deletion>
        </text:changed-region>
        <text:changed-region xml:id="ct94660549972272" text:id="ct94660549972272">
          <text:insertion>
            <office:change-info>
              <dc:creator>Unknown Author</dc:creator>
              <dc:date>2025-01-08T19:34:45</dc:date>
            </office:change-info>
          </text:insertion>
        </text:changed-region>
        <text:changed-region xml:id="ct94660554540096" text:id="ct94660554540096">
          <text:insertion>
            <office:change-info>
              <dc:creator>Unknown Author</dc:creator>
              <dc:date>2024-11-25T09:11:50</dc:date>
            </office:change-info>
          </text:insertion>
        </text:changed-region>
        <text:changed-region xml:id="ct94660554540448" text:id="ct94660554540448">
          <text:deletion>
            <office:change-info>
              <dc:creator>Unknown Author</dc:creator>
              <dc:date>2025-01-08T19:35:15</dc:date>
            </office:change-info>
            <text:p text:style-name="P4"><text:span text:style-name="T1"><text:s/>muy</text:span></text:p>
          </text:deletion>
        </text:changed-region>
        <text:changed-region xml:id="ct94660487184128" text:id="ct94660487184128">
          <text:deletion>
            <office:change-info>
              <dc:creator>Unknown Author</dc:creator>
              <dc:date>2024-11-25T09:12:07</dc:date>
            </office:change-info>
            <text:p text:style-name="P4"><text:span text:style-name="T1"><office:annotation><dc:creator>David Pruneda Sentíes</dc:creator><dc:date>2024-11-12T09:52:00</dc:date><loext:sender-initials>DPS</loext:sender-initials><text:p><text:span text:style-name="T50">Bien.</text:span></text:p></office:annotation></text:span></text:p>
          </text:deletion>
        </text:changed-region>
        <text:changed-region xml:id="ct94660487184672" text:id="ct94660487184672">
          <text:insertion>
            <office:change-info>
              <dc:creator>Unknown Author</dc:creator>
              <dc:date>2025-01-08T19:50:05</dc:date>
            </office:change-info>
          </text:insertion>
        </text:changed-region>
        <text:changed-region xml:id="ct94660487185376" text:id="ct94660487185376">
          <text:deletion>
            <office:change-info>
              <dc:creator>Unknown Author</dc:creator>
              <dc:date>2024-11-25T09:16:08</dc:date>
            </office:change-info>
            <text:p text:style-name="P4"><text:span text:style-name="T1">letras inglesas</text:span></text:p>
          </text:deletion>
        </text:changed-region>
        <text:changed-region xml:id="ct94660487182912" text:id="ct94660487182912">
          <text:insertion>
            <office:change-info>
              <dc:creator>Unknown Author</dc:creator>
              <dc:date>2024-11-25T09:16:08</dc:date>
            </office:change-info>
          </text:insertion>
        </text:changed-region>
        <text:changed-region xml:id="ct94660549440416" text:id="ct94660549440416">
          <text:deletion>
            <office:change-info>
              <dc:creator>Unknown Author</dc:creator>
              <dc:date>2024-11-25T09:16:08</dc:date>
            </office:change-info>
            <text:p text:style-name="P4"><text:span text:style-name="T1">letras inglesas</text:span></text:p>
          </text:deletion>
        </text:changed-region>
        <text:changed-region xml:id="ct94660554361344" text:id="ct94660554361344">
          <text:insertion>
            <office:change-info>
              <dc:creator>Unknown Author</dc:creator>
              <dc:date>2024-11-25T09:16:08</dc:date>
            </office:change-info>
          </text:insertion>
        </text:changed-region>
        <text:changed-region xml:id="ct94660554536960" text:id="ct94660554536960">
          <text:deletion>
            <office:change-info>
              <dc:creator>Unknown Author</dc:creator>
              <dc:date>2024-11-25T09:12:14</dc:date>
            </office:change-info>
            <text:p text:style-name="P4"><text:span text:style-name="T1"><office:annotation><dc:creator>David Pruneda Sentíes</dc:creator><dc:date>2024-11-12T09:56:00</dc:date><loext:sender-initials>DPS</loext:sender-initials><text:p><text:span text:style-name="T50">Bien. Me parece que logras explicar la situación claramente y que estableces el límite de esta investigación.</text:span></text:p></office:annotation></text:span></text:p>
          </text:deletion>
        </text:changed-region>
        <text:changed-region xml:id="ct94660551607120" text:id="ct94660551607120">
          <text:deletion>
            <office:change-info>
              <dc:creator>David Pruneda Sentíes</dc:creator>
              <dc:date>2024-11-12T10:21:00</dc:date>
            </office:change-info>
            <text:p text:style-name="P11">.</text:p>
          </text:deletion>
        </text:changed-region>
        <text:changed-region xml:id="ct94660551610208" text:id="ct94660551610208">
          <text:insertion>
            <office:change-info>
              <dc:creator>David Pruneda Sentíes</dc:creator>
              <dc:date>2024-11-12T10:07:00</dc:date>
            </office:change-info>
          </text:insertion>
        </text:changed-region>
        <text:changed-region xml:id="ct94660554542128" text:id="ct94660554542128">
          <text:deletion>
            <office:change-info>
              <dc:creator>David Pruneda Sentíes</dc:creator>
              <dc:date>2024-11-12T10:07:00</dc:date>
            </office:change-info>
            <text:p text:style-name="P4"><text:span text:style-name="T1">j</text:span></text:p>
          </text:deletion>
        </text:changed-region>
        <text:changed-region xml:id="ct94660551609840" text:id="ct94660551609840">
          <text:insertion>
            <office:change-info>
              <dc:creator>Unknown Author</dc:creator>
              <dc:date>2025-01-08T19:42:53</dc:date>
            </office:change-info>
          </text:insertion>
        </text:changed-region>
        <text:changed-region xml:id="ct94660554360432" text:id="ct94660554360432">
          <text:insertion>
            <office:change-info>
              <dc:creator>Unknown Author</dc:creator>
              <dc:date>2025-01-08T19:43:42</dc:date>
            </office:change-info>
          </text:insertion>
        </text:changed-region>
        <text:changed-region xml:id="ct94660545969568" text:id="ct94660545969568">
          <text:deletion>
            <office:change-info>
              <dc:creator>Unknown Author</dc:creator>
              <dc:date>2025-01-08T19:48:05</dc:date>
            </office:change-info>
            <text:p text:style-name="P4"><text:span text:style-name="T1"><text:s/>pero</text:span></text:p>
          </text:deletion>
        </text:changed-region>
        <text:changed-region xml:id="ct94660546894848" text:id="ct94660546894848">
          <text:deletion>
            <office:change-info>
              <dc:creator>David Pruneda Sentíes</dc:creator>
              <dc:date>2024-11-12T10:26:00</dc:date>
            </office:change-info>
            <text:p text:style-name="P4"><text:span text:style-name="T1">es </text:span></text:p>
          </text:deletion>
        </text:changed-region>
        <text:changed-region xml:id="ct94660544465088" text:id="ct94660544465088">
          <text:deletion>
            <office:change-info>
              <dc:creator>David Pruneda Sentíes</dc:creator>
              <dc:date>2024-11-12T10:27:00</dc:date>
            </office:change-info>
            <text:p text:style-name="P11">.</text:p>
          </text:deletion>
        </text:changed-region>
        <text:changed-region xml:id="ct94660549948752" text:id="ct94660549948752">
          <text:deletion>
            <office:change-info>
              <dc:creator>Unknown Author</dc:creator>
              <dc:date>2024-11-25T09:16:08</dc:date>
            </office:change-info>
            <text:p text:style-name="P4"><text:span text:style-name="T1">letras inglesas</text:span></text:p>
          </text:deletion>
        </text:changed-region>
        <text:changed-region xml:id="ct94660549949152" text:id="ct94660549949152">
          <text:insertion>
            <office:change-info>
              <dc:creator>Unknown Author</dc:creator>
              <dc:date>2024-11-25T09:16:08</dc:date>
            </office:change-info>
          </text:insertion>
        </text:changed-region>
        <text:changed-region xml:id="ct94660547050720" text:id="ct94660547050720">
          <text:deletion>
            <office:change-info>
              <dc:creator>Unknown Author</dc:creator>
              <dc:date>2025-01-08T19:50:52</dc:date>
            </office:change-info>
            <text:p text:style-name="P4"><text:span text:style-name="T1">la verdad es que</text:span></text:p>
          </text:deletion>
        </text:changed-region>
        <text:changed-region xml:id="ct94660547050336" text:id="ct94660547050336">
          <text:insertion>
            <office:change-info>
              <dc:creator>Unknown Author</dc:creator>
              <dc:date>2025-01-08T19:50:52</dc:date>
            </office:change-info>
          </text:insertion>
        </text:changed-region>
        <text:changed-region xml:id="ct94660547053168" text:id="ct94660547053168">
          <text:deletion>
            <office:change-info>
              <dc:creator>Unknown Author</dc:creator>
              <dc:date>2025-01-08T19:51:03</dc:date>
            </office:change-info>
            <text:p text:style-name="P4"><text:span text:style-name="T1"><text:s/>todavía</text:span></text:p>
          </text:deletion>
        </text:changed-region>
        <text:changed-region xml:id="ct94660547053488" text:id="ct94660547053488">
          <text:deletion>
            <office:change-info>
              <dc:creator>Unknown Author</dc:creator>
              <dc:date>2024-11-25T09:16:25</dc:date>
            </office:change-info>
            <text:p text:style-name="P4"><text:span text:style-name="T1"><text:s/>(Docs corrigió "Hablando correctores gramáticos" a "Hablando correctores cromáticos", cuando yo quería que insertara "de" entre "Hablando" y "correctores")</text:span><text:span text:style-name="T1"><office:annotation><dc:creator>Unknown Author</dc:creator><dc:date>2024-11-01T19:54:00</dc:date><text:p><text:span text:style-name="T49">No estoy seguro de este paréntesis.</text:span></text:p></office:annotation></text:span><text:span text:style-name="T1"><office:annotation><dc:creator>David Pruneda Sentíes</dc:creator><dc:date>2024-11-12T10:30:00</dc:date><loext:sender-initials>DPS</loext:sender-initials><text:p><text:span text:style-name="T50">No me parece necesario.</text:span></text:p></office:annotation></text:span></text:p>
          </text:deletion>
        </text:changed-region>
        <text:changed-region xml:id="ct94660553836288" text:id="ct94660553836288">
          <text:deletion>
            <office:change-info>
              <dc:creator>Unknown Author</dc:creator>
              <dc:date>2024-11-25T09:16:08</dc:date>
            </office:change-info>
            <text:p text:style-name="P4"><text:span text:style-name="T1">letras inglesas</text:span></text:p>
          </text:deletion>
        </text:changed-region>
        <text:changed-region xml:id="ct94660547051360" text:id="ct94660547051360">
          <text:insertion>
            <office:change-info>
              <dc:creator>Unknown Author</dc:creator>
              <dc:date>2024-11-25T09:16:08</dc:date>
            </office:change-info>
          </text:insertion>
        </text:changed-region>
        <text:changed-region xml:id="ct94660543861520" text:id="ct94660543861520">
          <text:insertion>
            <office:change-info>
              <dc:creator>David Pruneda Sentíes</dc:creator>
              <dc:date>2024-11-12T10:32:00</dc:date>
            </office:change-info>
          </text:insertion>
        </text:changed-region>
        <text:changed-region xml:id="ct94660553839776" text:id="ct94660553839776">
          <text:deletion>
            <office:change-info>
              <dc:creator>David Pruneda Sentíes</dc:creator>
              <dc:date>2024-11-12T10:32:00</dc:date>
            </office:change-info>
            <text:p text:style-name="P4"><text:span text:style-name="T1">c</text:span></text:p>
          </text:deletion>
        </text:changed-region>
        <text:changed-region xml:id="ct94660549949904" text:id="ct94660549949904">
          <text:deletion>
            <office:change-info>
              <dc:creator>Unknown Author</dc:creator>
              <dc:date>2024-11-25T09:15:38</dc:date>
            </office:change-info>
            <text:p text:style-name="P4"><text:span text:style-name="T1">L</text:span></text:p>
          </text:deletion>
        </text:changed-region>
        <text:changed-region xml:id="ct94660553839456" text:id="ct94660553839456">
          <text:deletion>
            <office:change-info>
              <dc:creator>David Pruneda Sentíes</dc:creator>
              <dc:date>2024-11-12T10:32:00</dc:date>
            </office:change-info>
            <text:p text:style-name="P4"><text:span text:style-name="T1">l</text:span></text:p>
          </text:deletion>
        </text:changed-region>
        <text:changed-region xml:id="ct94660543858976" text:id="ct94660543858976">
          <text:deletion>
            <office:change-info>
              <dc:creator>Unknown Author</dc:creator>
              <dc:date>2024-11-25T09:15:38</dc:date>
            </office:change-info>
            <text:p text:style-name="P4"><text:span text:style-name="T1">etras M</text:span></text:p>
          </text:deletion>
        </text:changed-region>
        <text:changed-region xml:id="ct94660549472288" text:id="ct94660549472288">
          <text:deletion>
            <office:change-info>
              <dc:creator>David Pruneda Sentíes</dc:creator>
              <dc:date>2024-11-12T10:32:00</dc:date>
            </office:change-info>
            <text:p text:style-name="P4"><text:span text:style-name="T1">m</text:span></text:p>
          </text:deletion>
        </text:changed-region>
        <text:changed-region xml:id="ct94660553838304" text:id="ct94660553838304">
          <text:deletion>
            <office:change-info>
              <dc:creator>Unknown Author</dc:creator>
              <dc:date>2024-11-25T09:15:38</dc:date>
            </office:change-info>
            <text:p text:style-name="P4"><text:span text:style-name="T1">odernas</text:span></text:p>
          </text:deletion>
        </text:changed-region>
        <text:changed-region xml:id="ct94660547051600" text:id="ct94660547051600">
          <text:insertion>
            <office:change-info>
              <dc:creator>Unknown Author</dc:creator>
              <dc:date>2024-11-25T09:15:38</dc:date>
            </office:change-info>
          </text:insertion>
        </text:changed-region>
        <text:changed-region xml:id="ct94660543857872" text:id="ct94660543857872">
          <text:deletion>
            <office:change-info>
              <dc:creator>Unknown Author</dc:creator>
              <dc:date>2025-01-13T15:18:37</dc:date>
            </office:change-info>
            <text:p text:style-name="P4"><text:span text:style-name="T1">C, al igual que la del </text:span></text:p>
          </text:deletion>
        </text:changed-region>
        <text:changed-region xml:id="ct94660553069040" text:id="ct94660553069040">
          <text:deletion>
            <office:change-info>
              <dc:creator>David Pruneda Sentíes</dc:creator>
              <dc:date>2024-11-12T10:33:00</dc:date>
            </office:change-info>
            <text:p text:style-name="P4"><text:span text:style-name="T1">c</text:span></text:p>
          </text:deletion>
        </text:changed-region>
        <text:changed-region xml:id="ct94660545524720" text:id="ct94660545524720">
          <text:deletion>
            <office:change-info>
              <dc:creator>Unknown Author</dc:creator>
              <dc:date>2025-01-13T15:18:37</dc:date>
            </office:change-info>
            <text:p text:style-name="P4"><text:span text:style-name="T1">olegio</text:span></text:p>
          </text:deletion>
        </text:changed-region>
        <text:changed-region xml:id="ct94660487175184" text:id="ct94660487175184">
          <text:insertion>
            <office:change-info>
              <dc:creator>Unknown Author</dc:creator>
              <dc:date>2025-01-08T19:53:28</dc:date>
            </office:change-info>
          </text:insertion>
        </text:changed-region>
        <text:changed-region xml:id="ct94660487177424" text:id="ct94660487177424">
          <text:deletion>
            <office:change-info>
              <dc:creator>Unknown Author</dc:creator>
              <dc:date>2025-01-08T19:53:20</dc:date>
            </office:change-info>
            <text:p text:style-name="P4"><text:span text:style-name="T1">deseo humano</text:span></text:p>
          </text:deletion>
        </text:changed-region>
        <text:changed-region xml:id="ct94660487176240" text:id="ct94660487176240">
          <text:insertion>
            <office:change-info>
              <dc:creator>Unknown Author</dc:creator>
              <dc:date>2025-01-08T19:53:22</dc:date>
            </office:change-info>
          </text:insertion>
        </text:changed-region>
        <text:changed-region xml:id="ct94660555756960" text:id="ct94660555756960">
          <text:deletion>
            <office:change-info>
              <dc:creator>Unknown Author</dc:creator>
              <dc:date>2024-11-25T09:16:08</dc:date>
            </office:change-info>
            <text:p text:style-name="P4"><text:span text:style-name="T1">L</text:span></text:p>
          </text:deletion>
        </text:changed-region>
        <text:changed-region xml:id="ct94660555756640" text:id="ct94660555756640">
          <text:deletion>
            <office:change-info>
              <dc:creator>David Pruneda Sentíes</dc:creator>
              <dc:date>2024-11-12T10:33:00</dc:date>
            </office:change-info>
            <text:p text:style-name="P4"><text:span text:style-name="T1">l</text:span></text:p>
          </text:deletion>
        </text:changed-region>
        <text:changed-region xml:id="ct94660555756320" text:id="ct94660555756320">
          <text:deletion>
            <office:change-info>
              <dc:creator>Unknown Author</dc:creator>
              <dc:date>2024-11-25T09:16:08</dc:date>
            </office:change-info>
            <text:p text:style-name="P4"><text:span text:style-name="T1">etras I</text:span></text:p>
          </text:deletion>
        </text:changed-region>
        <text:changed-region xml:id="ct94660487178400" text:id="ct94660487178400">
          <text:deletion>
            <office:change-info>
              <dc:creator>David Pruneda Sentíes</dc:creator>
              <dc:date>2024-11-12T10:33:00</dc:date>
            </office:change-info>
            <text:p text:style-name="P4"><text:span text:style-name="T1">i</text:span></text:p>
          </text:deletion>
        </text:changed-region>
        <text:changed-region xml:id="ct94660487177824" text:id="ct94660487177824">
          <text:deletion>
            <office:change-info>
              <dc:creator>Unknown Author</dc:creator>
              <dc:date>2024-11-25T09:16:08</dc:date>
            </office:change-info>
            <text:p text:style-name="P4"><text:span text:style-name="T1">nglesas</text:span></text:p>
          </text:deletion>
        </text:changed-region>
        <text:changed-region xml:id="ct94660487178800" text:id="ct94660487178800">
          <text:insertion>
            <office:change-info>
              <dc:creator>Unknown Author</dc:creator>
              <dc:date>2024-11-25T09:16:08</dc:date>
            </office:change-info>
          </text:insertion>
        </text:changed-region>
        <text:changed-region xml:id="ct94660555762080" text:id="ct94660555762080">
          <text:deletion>
            <office:change-info>
              <dc:creator>Unknown Author</dc:creator>
              <dc:date>2024-11-25T09:16:32</dc:date>
            </office:change-info>
            <text:p text:style-name="P4"><text:span text:style-name="T1"><office:annotation><dc:creator>David Pruneda Sentíes</dc:creator><dc:date>2024-11-12T10:33:00</dc:date><loext:sender-initials>DPS</loext:sender-initials><text:p><text:span text:style-name="T50">Letras Inglesas siempre debe ir con mayúscula. Corregir en todo el texto.</text:span></text:p></office:annotation></text:span></text:p>
          </text:deletion>
        </text:changed-region>
        <text:changed-region xml:id="ct94660487179040" text:id="ct94660487179040">
          <text:deletion>
            <office:change-info>
              <dc:creator>Unknown Author</dc:creator>
              <dc:date>2024-11-25T09:16:37</dc:date>
            </office:change-info>
            <text:p text:style-name="P4"><text:span text:style-name="T1"><office:annotation><dc:creator>David Pruneda Sentíes</dc:creator><dc:date>2024-11-12T10:37:00</dc:date><loext:sender-initials>DPS</loext:sender-initials><text:p><text:span text:style-name="T50">Bien.</text:span></text:p></office:annotation></text:span></text:p>
          </text:deletion>
        </text:changed-region>
        <text:changed-region xml:id="ct94660550973408" text:id="ct94660550973408">
          <text:insertion>
            <office:change-info>
              <dc:creator>David Pruneda Sentíes</dc:creator>
              <dc:date>2024-11-12T10:37:00</dc:date>
            </office:change-info>
          </text:insertion>
        </text:changed-region>
        <text:changed-region xml:id="ct94660555759632" text:id="ct94660555759632">
          <text:deletion>
            <office:change-info>
              <dc:creator>David Pruneda Sentíes</dc:creator>
              <dc:date>2024-11-12T10:37:00</dc:date>
            </office:change-info>
            <text:p text:style-name="P4"><text:span text:style-name="T1">ú</text:span></text:p>
          </text:deletion>
        </text:changed-region>
        <text:changed-region xml:id="ct94660553836720" text:id="ct94660553836720">
          <text:deletion>
            <office:change-info>
              <dc:creator>David Pruneda Sentíes</dc:creator>
              <dc:date>2024-11-12T10:37:00</dc:date>
            </office:change-info>
            <text:p text:style-name="P4"><text:span text:style-name="T1">a </text:span></text:p>
          </text:deletion>
        </text:changed-region>
        <text:changed-region xml:id="ct94660547981840" text:id="ct94660547981840">
          <text:insertion>
            <office:change-info>
              <dc:creator>David Pruneda Sentíes</dc:creator>
              <dc:date>2024-11-12T10:37:00</dc:date>
            </office:change-info>
          </text:insertion>
        </text:changed-region>
        <text:changed-region xml:id="ct94660548084640" text:id="ct94660548084640">
          <text:deletion>
            <office:change-info>
              <dc:creator>Unknown Author</dc:creator>
              <dc:date>2024-11-25T09:16:48</dc:date>
            </office:change-info>
            <text:p text:style-name="P4"><text:span text:style-name="T1"><office:annotation><dc:creator>David Pruneda Sentíes</dc:creator><dc:date>2024-11-12T10:41:00</dc:date><loext:sender-initials>DPS</loext:sender-initials><text:p><text:span text:style-name="T50">Bien. Me parece que esta conclusión es perfectamente razonable.</text:span></text:p></office:annotation></text:span></text:p>
          </text:deletion>
        </text:changed-region>
        <text:changed-region xml:id="ct94660545945808" text:id="ct94660545945808">
          <text:deletion>
            <office:change-info>
              <dc:creator>Unknown Author</dc:creator>
              <dc:date>2025-01-08T20:01:10</dc:date>
            </office:change-info>
            <text:p text:style-name="P4"><text:span text:style-name="T1">fueron</text:span></text:p>
          </text:deletion>
        </text:changed-region>
        <text:changed-region xml:id="ct94660549753904" text:id="ct94660549753904">
          <text:insertion>
            <office:change-info>
              <dc:creator>Unknown Author</dc:creator>
              <dc:date>2025-01-08T20:01:10</dc:date>
            </office:change-info>
          </text:insertion>
        </text:changed-region>
        <text:changed-region xml:id="ct94660545941296" text:id="ct94660545941296">
          <text:deletion>
            <office:change-info>
              <dc:creator>David Pruneda Sentíes</dc:creator>
              <dc:date>2024-11-12T10:42:00</dc:date>
            </office:change-info>
            <text:p text:style-name="P4"><text:span text:style-name="T1">subieron </text:span></text:p>
          </text:deletion>
        </text:changed-region>
        <text:changed-region xml:id="ct94660545943360" text:id="ct94660545943360">
          <text:insertion>
            <office:change-info>
              <dc:creator>David Pruneda Sentíes</dc:creator>
              <dc:date>2024-11-12T10:42:00</dc:date>
            </office:change-info>
          </text:insertion>
        </text:changed-region>
        <text:changed-region xml:id="ct94660554546192" text:id="ct94660554546192">
          <text:deletion>
            <office:change-info>
              <dc:creator>Unknown Author</dc:creator>
              <dc:date>2025-01-13T17:23:18</dc:date>
            </office:change-info>
            <text:p text:style-name="P4"/>
            <text:p text:style-name="P4"/>
          </text:deletion>
        </text:changed-region>
        <text:changed-region xml:id="ct94660554548624" text:id="ct94660554548624">
          <text:insertion>
            <office:change-info>
              <dc:creator>Unknown Author</dc:creator>
              <dc:date>2025-01-08T20:01:57</dc:date>
            </office:change-info>
          </text:insertion>
        </text:changed-region>
        <text:changed-region xml:id="ct94660487178064" text:id="ct94660487178064">
          <text:deletion>
            <office:change-info>
              <dc:creator>Unknown Author</dc:creator>
              <dc:date>2024-11-25T09:14:18</dc:date>
            </office:change-info>
            <text:p text:style-name="P5"><text:span text:style-name="T1">au</text:span></text:p>
          </text:deletion>
        </text:changed-region>
        <text:changed-region xml:id="ct94660553838544" text:id="ct94660553838544">
          <text:deletion>
            <office:change-info>
              <dc:creator>David Pruneda Sentíes</dc:creator>
              <dc:date>2024-11-12T10:45:00</dc:date>
            </office:change-info>
            <text:p text:style-name="P5"><text:span text:style-name="T1">ú</text:span></text:p>
          </text:deletion>
        </text:changed-region>
        <text:changed-region xml:id="ct94660545944128" text:id="ct94660545944128">
          <text:deletion>
            <office:change-info>
              <dc:creator>Unknown Author</dc:creator>
              <dc:date>2024-11-25T09:14:18</dc:date>
            </office:change-info>
            <text:p text:style-name="P5"><text:span text:style-name="T1">n</text:span></text:p>
          </text:deletion>
        </text:changed-region>
        <text:changed-region xml:id="ct94660550972544" text:id="ct94660550972544">
          <text:insertion>
            <office:change-info>
              <dc:creator>Unknown Author</dc:creator>
              <dc:date>2024-11-25T09:14:18</dc:date>
            </office:change-info>
          </text:insertion>
        </text:changed-region>
        <text:changed-region xml:id="ct94660548086560" text:id="ct94660548086560">
          <text:insertion>
            <office:change-info>
              <dc:creator>Unknown Author</dc:creator>
              <dc:date>2025-01-13T17:09:19</dc:date>
            </office:change-info>
          </text:insertion>
        </text:changed-region>
        <text:changed-region xml:id="ct94660550974944" text:id="ct94660550974944">
          <text:deletion>
            <office:change-info>
              <dc:creator>Unknown Author</dc:creator>
              <dc:date>2025-01-13T17:10:10</dc:date>
            </office:change-info>
            <text:p text:style-name="P28"><text:span text:style-name="T41"><text:s/>[CITA DE JOCKERS HACIENDO ESTE ARGUMENTO] </text:span></text:p>
          </text:deletion>
        </text:changed-region>
        <text:changed-region xml:id="ct94660548986016" text:id="ct94660548986016">
          <text:insertion>
            <office:change-info>
              <dc:creator>Unknown Author</dc:creator>
              <dc:date>2025-01-13T17:10:26</dc:date>
            </office:change-info>
          </text:insertion>
        </text:changed-region>
        <text:changed-region xml:id="ct94660548083744" text:id="ct94660548083744">
          <text:deletion>
            <office:change-info>
              <dc:creator>Unknown Author</dc:creator>
              <dc:date>2025-01-13T15:19:48</dc:date>
            </office:change-info>
            <text:p text:style-name="P21"><office:annotation><dc:creator>Unknown Author</dc:creator><dc:date>2024-11-01T22:03:00</dc:date><text:p><text:span text:style-name="T49">Creo que a lo mejor este párrafo debería estar en mi primer capítulo</text:span></text:p></office:annotation></text:p>
          </text:deletion>
        </text:changed-region>
        <text:changed-region xml:id="ct94660487176624" text:id="ct94660487176624">
          <text:deletion>
            <office:change-info>
              <dc:creator>David Pruneda Sentíes</dc:creator>
              <dc:date>2024-11-12T10:49:00</dc:date>
            </office:change-info>
            <text:p text:style-name="P4"><text:span text:style-name="T1">subiera </text:span></text:p>
          </text:deletion>
        </text:changed-region>
        <text:changed-region xml:id="ct94660487176864" text:id="ct94660487176864">
          <text:insertion>
            <office:change-info>
              <dc:creator>David Pruneda Sentíes</dc:creator>
              <dc:date>2024-11-12T10:49:00</dc:date>
            </office:change-info>
          </text:insertion>
        </text:changed-region>
        <text:changed-region xml:id="ct94660545945312" text:id="ct94660545945312">
          <text:deletion>
            <office:change-info>
              <dc:creator>Unknown Author</dc:creator>
              <dc:date>2024-11-25T09:16:08</dc:date>
            </office:change-info>
            <text:p text:style-name="P4"><text:span text:style-name="T1">L</text:span></text:p>
          </text:deletion>
        </text:changed-region>
        <text:changed-region xml:id="ct94660549947824" text:id="ct94660549947824">
          <text:deletion>
            <office:change-info>
              <dc:creator>David Pruneda Sentíes</dc:creator>
              <dc:date>2024-11-12T10:50:00</dc:date>
            </office:change-info>
            <text:p text:style-name="P4"><text:span text:style-name="T1">l</text:span></text:p>
          </text:deletion>
        </text:changed-region>
        <text:changed-region xml:id="ct94660554544048" text:id="ct94660554544048">
          <text:deletion>
            <office:change-info>
              <dc:creator>Unknown Author</dc:creator>
              <dc:date>2024-11-25T09:16:08</dc:date>
            </office:change-info>
            <text:p text:style-name="P4"><text:span text:style-name="T1">etras I</text:span></text:p>
          </text:deletion>
        </text:changed-region>
        <text:changed-region xml:id="ct94660554543616" text:id="ct94660554543616">
          <text:deletion>
            <office:change-info>
              <dc:creator>David Pruneda Sentíes</dc:creator>
              <dc:date>2024-11-12T10:50:00</dc:date>
            </office:change-info>
            <text:p text:style-name="P4"><text:span text:style-name="T1">i</text:span></text:p>
          </text:deletion>
        </text:changed-region>
        <text:changed-region xml:id="ct94660487177104" text:id="ct94660487177104">
          <text:deletion>
            <office:change-info>
              <dc:creator>Unknown Author</dc:creator>
              <dc:date>2024-11-25T09:16:08</dc:date>
            </office:change-info>
            <text:p text:style-name="P4"><text:span text:style-name="T1">nglesas</text:span></text:p>
          </text:deletion>
        </text:changed-region>
        <text:changed-region xml:id="ct94660548086000" text:id="ct94660548086000">
          <text:insertion>
            <office:change-info>
              <dc:creator>Unknown Author</dc:creator>
              <dc:date>2024-11-25T09:16:08</dc:date>
            </office:change-info>
          </text:insertion>
        </text:changed-region>
        <text:changed-region xml:id="ct94660484310704" text:id="ct94660484310704">
          <text:insertion>
            <office:change-info>
              <dc:creator>Unknown Author</dc:creator>
              <dc:date>2025-01-13T17:23:38</dc:date>
            </office:change-info>
          </text:insertion>
        </text:changed-region>
        <text:changed-region xml:id="ct94660545944800" text:id="ct94660545944800">
          <text:insertion>
            <office:change-info>
              <dc:creator>Unknown Author</dc:creator>
              <dc:date>2025-01-13T17:24:02</dc:date>
            </office:change-info>
          </text:insertion>
        </text:changed-region>
        <text:changed-region xml:id="ct94660543837184" text:id="ct94660543837184">
          <text:insertion>
            <office:change-info>
              <dc:creator>Unknown Author</dc:creator>
              <dc:date>2025-01-13T17:34:43</dc:date>
            </office:change-info>
          </text:insertion>
        </text:changed-region>
        <text:changed-region xml:id="ct94660487011568" text:id="ct94660487011568">
          <text:insertion>
            <office:change-info>
              <dc:creator>Unknown Author</dc:creator>
              <dc:date>2025-01-13T17:35:00</dc:date>
            </office:change-info>
          </text:insertion>
        </text:changed-region>
        <text:changed-region xml:id="ct94660545307040" text:id="ct94660545307040">
          <text:insertion>
            <office:change-info>
              <dc:creator>Unknown Author</dc:creator>
              <dc:date>2025-01-13T17:36:00</dc:date>
            </office:change-info>
          </text:insertion>
        </text:changed-region>
        <text:changed-region xml:id="ct94660545307424" text:id="ct94660545307424">
          <text:deletion>
            <office:change-info>
              <dc:creator>Unknown Author</dc:creator>
              <dc:date>2025-01-13T17:24:02</dc:date>
            </office:change-info>
            <text:p text:style-name="P26"><text:span text:style-name="T5"/></text:p>
            <text:p text:style-name="P26"><text:span text:style-name="T5"/></text:p>
          </text:deletion>
        </text:changed-region>
        <text:changed-region xml:id="ct94660545724480" text:id="ct94660545724480">
          <text:insertion>
            <office:change-info>
              <dc:creator>Unknown Author</dc:creator>
              <dc:date>2025-01-13T17:36:15</dc:date>
            </office:change-info>
          </text:insertion>
        </text:changed-region>
        <text:changed-region xml:id="ct94660545725824" text:id="ct94660545725824">
          <text:insertion>
            <office:change-info>
              <dc:creator>Unknown Author</dc:creator>
              <dc:date>2025-01-13T17:37:58</dc:date>
            </office:change-info>
          </text:insertion>
        </text:changed-region>
        <text:changed-region xml:id="ct94660549767216" text:id="ct94660549767216">
          <text:insertion>
            <office:change-info>
              <dc:creator>Unknown Author</dc:creator>
              <dc:date>2025-01-13T17:38:00</dc:date>
            </office:change-info>
          </text:insertion>
        </text:changed-region>
        <text:changed-region xml:id="ct94660429741328" text:id="ct94660429741328">
          <text:insertion>
            <office:change-info>
              <dc:creator>Unknown Author</dc:creator>
              <dc:date>2025-01-13T17:39:12</dc:date>
            </office:change-info>
          </text:insertion>
        </text:changed-region>
        <text:changed-region xml:id="ct94660429743680" text:id="ct94660429743680">
          <text:insertion>
            <office:change-info>
              <dc:creator>Unknown Author</dc:creator>
              <dc:date>2025-01-13T17:45:06</dc:date>
            </office:change-info>
          </text:insertion>
        </text:changed-region>
        <text:changed-region xml:id="ct94660433219776" text:id="ct94660433219776">
          <text:insertion>
            <office:change-info>
              <dc:creator>Unknown Author</dc:creator>
              <dc:date>2025-01-13T17:46:01</dc:date>
            </office:change-info>
          </text:insertion>
        </text:changed-region>
        <text:changed-region xml:id="ct94660555129536" text:id="ct94660555129536">
          <text:insertion>
            <office:change-info>
              <dc:creator>Unknown Author</dc:creator>
              <dc:date>2025-01-13T17:48:49</dc:date>
            </office:change-info>
          </text:insertion>
        </text:changed-region>
        <text:changed-region xml:id="ct94660548911088" text:id="ct94660548911088">
          <text:insertion>
            <office:change-info>
              <dc:creator>Unknown Author</dc:creator>
              <dc:date>2025-01-13T17:49:13</dc:date>
            </office:change-info>
          </text:insertion>
        </text:changed-region>
        <text:changed-region xml:id="ct94660513112624" text:id="ct94660513112624">
          <text:insertion>
            <office:change-info>
              <dc:creator>Unknown Author</dc:creator>
              <dc:date>2025-01-16T15:08: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apítulo 2: análisis de los resultados</text:p>
      <text:p text:style-name="P10"><text:change-start text:change-id="ct94660507271968"/></text:p>
      <text:p text:style-name="P10">Lo que quiero de este capítulo es abrir las posibilidades de <text:span text:style-name="T46">interpretación</text:span>: de lo que se trata ahora es de conjeturar. ¿Por qué se homogeneizaron tanto el estilo como los temas del 2011 al 2017? ¿Por qué tienen un ritmo tan similar las dos gráficas? ¿Se podrá encontrar alguna correlación entre estos datos y algo más? ¿Estas tendencias son culpa de lxs profes o de lxs alumnxs? ¿Del aparato burocrático de la UNAM? ¿<text:span text:style-name="T47">Más allá de palabras funcionales y de contenido, q</text:span>ué es <text:span text:style-name="T47">el </text:span>estilo y qué <text:span text:style-name="T48">son los temas</text:span>?</text:p>
      <text:p text:style-name="P10"/>
      <text:p text:style-name="P10"><text:change-end text:change-id="ct94660507271968"/>1. Unas salvedades</text:p>
      <text:p text:style-name="P8"/>
      <text:p text:style-name="P11">1.1. Los ejes verticales reales</text:p>
      <text:p text:style-name="P11"/>
      <text:p text:style-name="P4"><text:span text:style-name="T1">Para analizar los resultados, primero tengo que aclarar un par de cosas. Primero quiero escribir un poco sobre los ejes verticales. La gráfica de estilo tiene un rango que va de 2.745657 a 3.300022, y la de tema uno que va de 0.4275955 a 0.5543502. Estos números pueden parecer muy pequeños, pero antes de hacer ese juicio hay que entender qué significan. Como ya describí en el capítulo anterior, lo que representan los ejes verticales en ambas gráficas es el resultado de un cálculo de distancias en un espacio multidimensional. Veamos la gráfica de estilo. En el caso del año 2020, por ejemplo, las distancias promedio entre los trabajos de titulación resultaron ser de 2.745657.</text:span><text:span text:style-name="T1"><text:note text:id="ftn1" text:note-class="footnote"><text:note-citation>1</text:note-citation><text:note-body><text:p text:style-name="P3">Voy a redondear 2.745657 a 2.75.</text:p></text:note-body></text:note></text:span><text:span text:style-name="T1"> ¿2.75… qué? Lo que estamos viendo cuando vemos ese 2.75 es una condensación de datos. Recordemos que lo que medimos en el capítulo pasado fueron las frecuencias relativas de las 150 palabras más comunes. Es tentador pensar que ese 2.75 es 2.75%, puesto que las frecuencias relativas se miden en porcentajes. Sin embargo, estaríamos cometiendo un error. Ese 2.75 es resultado de, dicho sencillamente, sacar la hipotenusa de un triángulo (</text:span><office:annotation office:name="__Annotation__28_2752266175" loext:resolved="false"><dc:creator>Unknown Author</dc:creator><dc:date>2024-11-25T09:11:55</dc:date><text:p><text:span text:style-name="T55">Ver si sí es relevante este paréntesis</text:span></text:p></office:annotation><text:span text:style-name="T1">dentro de un espacio multidimensional, </text:span><text:change text:change-id="ct94660549975712"/><text:change-start text:change-id="ct94660549751344"/><text:span text:style-name="T28">sí</text:span><text:change-end text:change-id="ct94660549751344"/><text:change-start text:change-id="ct94660550002928"/><text:span text:style-name="T1">,</text:span><text:change-end text:change-id="ct94660550002928"/><text:span text:style-name="T1"> </text:span><text:change text:change-id="ct94660429732336"/><text:change text:change-id="ct94660545070320"/><text:change text:change-id="ct94660545068400"/><text:change text:change-id="ct94660513168992"/><text:change-start text:change-id="ct94660549972272"/><text:span text:style-name="T28">pero una hipotenusa al fin y al </text:span><text:soft-page-break/><text:span text:style-name="T28">cabo</text:span><text:change-end text:change-id="ct94660549972272"/><text:change-start text:change-id="ct94660554540096"/><text:span text:style-name="T1">)</text:span><text:change-end text:change-id="ct94660554540096"/><office:annotation-end office:name="__Annotation__28_2752266175"/><text:span text:style-name="T1">. El número 2.75 no representa nada que podamos ver en el mundo real: es más bien el resultado de varios procesos de simplificación de datos. Es por esto que no es acertado pensar que 2.75 es mucho ni que es</text:span><text:change text:change-id="ct94660554540448"/><text:span text:style-name="T1"> poco. La información valiosa que sale de esta gráfica viene de comparar los datos a lo largo de los años y de observar la tendencia. Dicho de otra manera, el valor del punto (2020, 2.75) surge en relación con los demás datos, no de manera independiente. </text:span><text:change text:change-id="ct94660487184128"/><text:span text:style-name="T1">Entonces, en 2020 hubo 2.75 ¿qué?. Nada, no hubo 2.75 nada. Esto mismo aplica para la gráfica de temas. No es que en el 2011 haya habido 0.55 temas, ni que hayan sido 55%</text:span><text:span text:style-name="T1"><text:note text:id="ftn2" text:note-class="footnote"><text:note-citation>2</text:note-citation><text:note-body><text:p text:style-name="P2">Recordemos que el software de modelado de temas que usé califica los temas del 0 al 1, que se puede interpretar como de 0% al 100%, por lo que 0.55 sería lo mismo 55%.</text:p></text:note-body></text:note></text:span><text:span text:style-name="T1"> diferentes entre sí los temas de los trabajos de ese año. Para esta investigación, no es posible interpretar los valores de los ejes verticales como lo haríamos en una gráfica más común: extraemos información de la variación a lo largo del tiempo y de las tendencias.</text:span><text:span text:style-name="T1"><text:note text:id="ftn3" text:note-class="footnote"><text:note-citation>3</text:note-citation><text:note-body><text:p text:style-name="P1"><text:span text:style-name="T45">Una gráfica común sería, por ejemplo, la gráfica de población en México que publica el INEGI cada 10 años (disponible en </text:span><text:a xlink:type="simple" xlink:href="https://www.inegi.org.mx/temas/estructura/" text:style-name="Internet_20_link" text:visited-style-name="Visited_20_Internet_20_Link">https://www.inegi.org.mx/temas/estructura/</text:a><text:span text:style-name="T45">). Al ver un punto en esa gráfica, digamos el del 2020, estamos obteniendo información que por sí sola es significativa —en este caso, que en el 2020, el INEGI determinó que hay </text:span><text:bookmark text:name="valorgraf_gral0"/><text:span text:style-name="T45">126,014,024 personas viviendo en México—, mientras que los puntos de las gráficas de estilo y tema no son significativos por sí solos, al menos por ahora.</text:span></text:p></text:note-body></text:note></text:span><text:change-start text:change-id="ct94660487184672"/></text:p>
      <text:p text:style-name="P4"><text:change-end text:change-id="ct94660487184672"/><text:span text:style-name="T1"><text:tab/>Dicho esto, valorar los datos de manera individual puede ser posible en el futuro.</text:span><text:span text:style-name="T1"><text:note text:id="ftn4" text:note-class="footnote"><text:note-citation>4</text:note-citation><text:note-body><text:p text:style-name="P1"><text:span text:style-name="T45">Cuando me refiero a los datos "individuales" me refiero tanto a la distancia promedio de un año (2020, 2.75) como a la distancia entre dos textos individuales ("Propuesta de lecciones-muestra para la enseñanza de comprensión de lectura en inglés en el marco de la ENA" y "</text:span><text:span text:style-name="T41">Wide Sargasso Sea: una perspectiva diferente sobre un estereotipo femenino", 3.662696).</text:span></text:p></text:note-body></text:note></text:span><text:span text:style-name="T1"> Para hacerlo sería necesario tener otra base de datos que fuera representativa de algo así como la escritura promedio. Si tuviéramos la distancia que tienen dos textos promedio, tanto en estilo como en temas, podríamos ver si, para seguir con el ejemplo anterior, 2.75 es una gran distancia o si es muy poca. Claro que para llegar a esta base de datos sería necesario recopilar una gran cantidad de textos de diferentes géneros (académico, ficción, poesía, periodismo, etcétera) y llevar a cabo los cálculos que yo realicé en mi base de datos (trabajos de titulación de </text:span><text:change text:change-id="ct94660487185376"/><text:change-start text:change-id="ct94660487182912"/><text:span text:style-name="T28">Letras Inglesas</text:span><text:change-end text:change-id="ct94660487182912"/><text:span text:style-name="T1"> publicados entre el 2006 y el 2023). Una segunda opción sería realizar estos cálculos con la base de datos entera de TESIUNAM, y de esa manera sabríamos si en </text:span><text:change text:change-id="ct94660549440416"/><text:change-start text:change-id="ct94660554361344"/><text:span text:style-name="T28">Letras Inglesas</text:span><text:change-end text:change-id="ct94660554361344"/><text:span text:style-name="T1"> se escribe más homogéneamente que en la UNAM en general. En fin, </text:span><text:soft-page-break/><text:span text:style-name="T1">en efecto es posible llegar a valorar los datos de manera individual, pero hace falta trabajo que está fuera de los límites de esta tesina.</text:span><text:change text:change-id="ct94660554536960"/></text:p>
      <text:p text:style-name="P11"/>
      <text:p text:style-name="P11">1.2. Las fechas de publicación no indican fecha de escritura: las gráficas apuntan al profesorado más que al estudiantado<text:change text:change-id="ct94660551607120"/></text:p>
      <text:p text:style-name="P11"/>
      <text:p text:style-name="P11">Otra cosa que hay que reconocer es que las fechas de publicación no son un indicador de cuándo fue escrito el trabajo. Bien pudo haber sido escrito en el año en el que fue publicado, o bien pudo haber sido escrito quince años antes. Mientras que no es posible conocer la fecha de escritura, algo que sí es claro es que el trabajo fue aceptado en el año de publicación o en el año anterior (pues la Forma de Examen Profesional 1 tiene vigencia de un año). Esto quiere decir que cuando ordenamos los datos por fecha de publicación, las tendencias que resultan apuntan al profesorado (quien decide cuáles trabajos se publican), más que al alumnado. Claro está que no se puede ignorar al alumnado, pero me parece mucho más acertado interpretar estas tendencias como reflejos de quienes abren las puertas que de quienes las cruzan.</text:p>
      <text:p text:style-name="P4"><text:span text:style-name="T1"><text:tab/>Voy a profundizar un poco en por qué pienso esto. Los trabajos fueron escritos por alumnxs. Asimismo, los trabajos fueron corregidos y aceptados por profesorxs. Supongamos que yo tengo una biblioteca con libros de ficción, filosofía y ciencia. Esos libros fueron escritos por personas diferentes a mí, sin embargo, al ver la biblioteca en su totalidad, lo que emerge es mi gusto personal, no el de quienes escribieron los libros. Si elijo que en mi biblioteca no haya libros de poesía es porque a mí no me gusta la poesía, no porque a los autores que tengo en mi biblioteca no les guste la poesía. Lo mismo pasa cuando se ordenan los textos por año de publicación. Si bien quienes escribieron los trabajos fueron alumnxs, los textos están agrupados en torno al año en el que fueron aceptados, haciendo que las tendencias resultantes apunten a los gustos de quienes eli</text:span><text:change-start text:change-id="ct94660551610208"/><text:span text:style-name="T1">g</text:span><text:change-end text:change-id="ct94660551610208"/><text:change text:change-id="ct94660554542128"/><text:span text:style-name="T1">en tenerlas en su biblioteca (TESIUNAM sería el homólogo a mi biblioteca del ejemplo pasado), más que a los gustos de quienes los escribieron</text:span><office:annotation office:name="__Annotation__87_2752266175" loext:resolved="false"><dc:creator>David Pruneda Sentíes</dc:creator><dc:date>2024-11-12T10:13:00</dc:date><loext:sender-initials>DPS</loext:sender-initials><text:p><text:span text:style-name="T50">¿Valdría la pena mencionar aquí que la titulación es un proceso burocratizado? En buena medida, la publicación de un trabajo de titulación depende de los trámites que son necesarios y éstos son variables importante en el proceso.</text:span></text:p></office:annotation><text:span text:style-name="T1">.</text:span><office:annotation-end office:name="__Annotation__87_2752266175"/><text:change-start text:change-id="ct94660551609840"/><office:annotation><dc:creator>Unknown Author</dc:creator><dc:date>2025-01-08T19:42:53</dc:date><text:p><text:span text:style-name="T53">Reply to David Pruneda Sentíes (11/12/2024, 10:13): "..."</text:span></text:p><text:p><text:span text:style-name="T54">Creo que esto va a quedar resuelto con "burocracia e intelectualidad"</text:span></text:p></office:annotation><text:change-end text:change-id="ct94660551609840"/></text:p>
      <text:p text:style-name="P4"><text:soft-page-break/><text:span text:style-name="T1"><text:tab/>Ahora, hago esta afirmación a raíz de que me hace falta información para hacer otras. Por ejemplo, si tuviera información de más o menos cuándo se empezó a escribir cada trabajo de titulación, tendría una interpretación diferente de los datos. De la misma manera, sería valioso saber cuándo entró a la carrera el autor de cada trabajo, para así tener su año de inscripción y su año de titulación. Si <text:s/>resultara que en general los trabajos de titulación son publicados cuatro o cinco años después de que su autorx entró a la carrera, mi aseveración sobre quienes abren las puertas y quienes las cruzan sería muy diferente. Otra información también valiosa sería el nombre de quien asesoró el trabajo, para ver si, al ordenar los trabajos por asesorx, surgen tendencias similares o diferentes a cuando los ordenamos por año de publicación, y para ver si los trabajos asesorados por una misma persona suelen tener un estilo y temas similares o no. </text:span><office:annotation office:name="__Annotation__97_2752266175" loext:resolved="false"><dc:creator>David Pruneda Sentíes</dc:creator><dc:date>2024-11-12T10:15:00</dc:date><loext:sender-initials>DPS</loext:sender-initials><text:p><text:span text:style-name="T50">Tal vez esto suena demasiado categórico. No cabe duda de que hay una retroalimentación en los gustos de ambos grupos. </text:span></text:p></office:annotation><text:span text:style-name="T1">En fin, la falta de información me obliga a interpretar los datos de las dos gráficas como los gustos e intereses de los sínodos y no tanto del alumnado</text:span><office:annotation-end office:name="__Annotation__97_2752266175"/><text:span text:style-name="T1">. [NO ME SIENTO TAN SEGURO DE ESTO PERO NO SE ME OCURRE NADA MÁS]</text:span></text:p>
      <text:p text:style-name="P11"/>
      <text:p text:style-name="P11">2. Interpretación de las gráficas</text:p>
      <text:p text:style-name="P11"/>
      <text:p text:style-name="P4"><text:span text:style-name="T1">Con estas salvedades fuera del camino, podemos pasar a la interpretación de las gráficas. Al ver estas dos gráficas, se vuelve evidente que tienen tres etapas homólogas, que son 2006-2010, 2011-2017 y 2018-2023.</text:span><text:change-start text:change-id="ct94660554360432"/><text:span text:style-name="T1"><text:note text:id="ftn5" text:note-class="footnote"><text:note-citation>5</text:note-citation><text:note-body><text:p text:style-name="Footnote"><text:change-start text:change-id="ct94660545202208"/>Una última salve<text:change-end text:change-id="ct94660545202208"/><text:change-start text:change-id="ct94660545198608"/>dad. Cuando digo hablo de la primera etapa y de la tercera hago como si la primera empezara en 2006 y como si la última acabara en 2023. En realidad lo que empieza y acaba e<text:change-end text:change-id="ct94660545198608"/><text:change-start text:change-id="ct94660545198368"/>s el acceso que tengo a los textos, por lo que no quiero implicar que algo sucedió en 2006 para que <text:change-end text:change-id="ct94660545198368"/><text:change-start text:change-id="ct94660487183424"/>las distancias empezaran a aumentar ni que en 2023 algo sucedió que hizo que las distancias dejaran de aumentar. Las tres etapas sí son homólogas<text:change-end text:change-id="ct94660487183424"/><text:change-start text:change-id="ct94660548198176"/>, pero los límites de la primera y la tercera están ahí por la naturaleza de mi investigación, no por la naturaleza de la escritura.<text:change-end text:change-id="ct94660548198176"/></text:p></text:note-body></text:note></text:span><text:change-end text:change-id="ct94660554360432"/><text:span text:style-name="T1"> En la gráfica de estilo se ve cómo en la primera etapa el estilo se diversifica un poco, luego cómo en la segunda se homogeneiza rápidamente y en la tercera cómo continúa la homogeneización</text:span><text:change text:change-id="ct94660545969568"/><text:span text:style-name="T1"> de manera más lenta. En la de tema se ven los mismos primeros dos movimientos (aunque el primero es un poco más precipitado) y se ve cómo en el tercero vuelve a aumentar la </text:span><text:soft-page-break/><text:span text:style-name="T1">diferencia. Es evidente </text:span><text:change text:change-id="ct94660546894848"/><text:span text:style-name="T1">que algo pasó entre el 2011 y el 2017 que hizo que tanto el estilo como los temas se homogeneizaran. A continuación voy presentar mis hipótesis respecto a qué pudo haber sido.</text:span></text:p>
      <text:p text:style-name="P11"/>
      <text:p text:style-name="P11">2.1. Estilo: Hipótesis respecto a por qué se homogeneiza</text:p>
      <text:p text:style-name="P11"/>
      <text:p text:style-name="P4"><text:span text:style-name="T1">Antes de presentar mis hipótesis respecto a por qué se homogeneiza el estilo, tengo que dejar claro que no tengo datos que apoyen a ninguna. También debo decir que estas tendencias dependen de más factores de los que a mí se me pueden ocurrir. Para comprobar estas hipótesis hacen falta investigaciones futuras.</text:span></text:p>
      <text:p text:style-name="P11"/>
      <text:p text:style-name="P11">2.1.1. Autocorrector y otras herramientas que corrigen el estilo<text:change text:change-id="ct94660544465088"/></text:p>
      <text:p text:style-name="P11"/>
      <text:p text:style-name="P4"><text:span text:style-name="T1">Mi primera hipótesis (y la que intuyo que es la menos acertada y menos interesante) es que el aumento de herramientas digitales que corrigen errores de ortografía (y a veces de gramática) es un factor en la homogeneización del estilo de los trabajos de </text:span><text:change text:change-id="ct94660549948752"/><text:change-start text:change-id="ct94660549949152"/><text:span text:style-name="T28">Letras Inglesas</text:span><text:change-end text:change-id="ct94660549949152"/><text:span text:style-name="T1">. Estoy pensando específicamente en los correctores ortográficos de MS Word y Google Docs, así como en programas más especializados como LanguageTool o QuillBot.</text:span><text:span text:style-name="T1"><text:note text:id="ftn6" text:note-class="footnote"><text:note-citation>6</text:note-citation><text:note-body><text:p text:style-name="P1"><text:span text:style-name="T29">LanguageTool </text:span><text:change text:change-id="ct94660547049728"/><text:change-start text:change-id="ct94660547051120"/><text:span text:style-name="T30">fue lanzada</text:span><text:change-end text:change-id="ct94660547051120"/><text:span text:style-name="T29"> en el 2003, y empezó a funcionar en español, según he podido descubrir, en el 2007 (no encuentro documentación de confianza respecto a cuándo han incluido cuáles idiomas, pero una de las ventajas del código abierto es que la historia de su desarrollo es pública, entonces pude ver que el documento más antiguo de su rama dedicada al español es del 2007. La dirección que visité es </text:span><text:a xlink:type="simple" xlink:href="https://github.com/languagetool-org/languagetool/blame/master/languagetool-language-modules/es/src/main/java/org/languagetool/language/Spanish.java" text:style-name="Internet_20_link" text:visited-style-name="Visited_20_Internet_20_Link">https://github.com/languagetool-org/languagetool/blame/master/languagetool-language-modules/es/src/main/java/org/languagetool/language/Spanish.java</text:a><text:span text:style-name="T29">). Por su parte, QuillBot fue lanzado en 2017, por lo que no es posible que haya sido la razón de la homogeneización de estilo.</text:span></text:p></text:note-body></text:note></text:span><text:span text:style-name="T1"> Digo que no creo que esta hipótesis sea tan acertada porque no me parece que estos programas sean tan intrusivos como para generar un cambio así de notorio. Estos correctores gramáticos, a pesar de que sí sugieren a veces la inserción de ciertas palabras funcionales, </text:span><text:change text:change-id="ct94660547050720"/><text:change-start text:change-id="ct94660547050336"/><text:span text:style-name="T28">sinceramente</text:span><text:change-end text:change-id="ct94660547050336"/><text:span text:style-name="T1"> son</text:span><text:change text:change-id="ct94660547053168"/><text:span text:style-name="T1"> muy poco confiables</text:span><text:change text:change-id="ct94660547053488"/><text:span text:style-name="T1">, por lo que no creo que el uso de estas herramientas haya sido muy popular.</text:span><text:span text:style-name="T1"><text:note text:id="ftn7" text:note-class="footnote"><text:note-citation>7</text:note-citation><text:note-body><text:p text:style-name="P1"><text:span text:style-name="T29">Será interesante ver cómo, con las innovaciones recientes en modelos extensos de lenguaje (</text:span><text:span text:style-name="T31">large language models</text:span><text:span text:style-name="T29">), evoluciona la homogeneización en el estilo. Predigo que en los próximos años va a haber una homogeneización precipitada causada por el uso de estos programas.</text:span></text:p></text:note-body></text:note></text:span><text:span text:style-name="T1"> </text:span><text:soft-page-break/><text:span text:style-name="T1">Si hoy no son confiables no me imagino que en el 2011 hayan sido de gran ayuda a la hora de escribir un trabajo de titulación de </text:span><text:change text:change-id="ct94660553836288"/><text:change-start text:change-id="ct94660547051360"/><text:span text:style-name="T28">Letras Inglesas</text:span><text:change-end text:change-id="ct94660547051360"/><text:span text:style-name="T1">.</text:span></text:p>
      <text:p text:style-name="P11"/>
      <text:p text:style-name="P11">2.1.2. Aumento en el rigor del sínodo y en los seminarios de investigación y titulación.</text:p>
      <text:p text:style-name="P11"/>
      <text:p text:style-name="P4"><text:span text:style-name="T1">Mi segunda hipótesis, en la cual confío un poco más, es que a lo largo del tiempo, lxs profesorxs que han sido parte de los sínodos, así como lxs que han impartido los seminarios de investigación y titulación, han ido aumentando el rigor de la escritura de los trabajos de titulación. Más que rigor respecto a los métodos de investigación (que estoy seguro que ha aumentado) me refiero a rigor en la forma de exponer argumentos. </text:span><text:span text:style-name="T41">Mi hipótesis es que el aumento de rigor unifica nuestra forma de exponer argumentos, por lo que se homogeneiza el estilo.</text:span></text:p>
      <text:p text:style-name="P9"/>
      <text:p text:style-name="P11">2.1.3. Deseo de que se titule más gente: escritura formularia</text:p>
      <text:p text:style-name="P11"/>
      <text:p text:style-name="P4"><text:span text:style-name="T1">Mi última hipótesis, y de la que me siento más seguro, es que dentro del </text:span><text:change-start text:change-id="ct94660543861520"/><text:span text:style-name="T1">C</text:span><text:change-end text:change-id="ct94660543861520"/><text:change text:change-id="ct94660553839776"/><text:span text:style-name="T1">olegio de </text:span><text:change text:change-id="ct94660549949904"/><text:change text:change-id="ct94660553839456"/><text:change text:change-id="ct94660543858976"/><text:change text:change-id="ct94660549472288"/><text:change text:change-id="ct94660553838304"/><text:change-start text:change-id="ct94660547051600"/><text:span text:style-name="T28">Letras Modernas</text:span><text:change-end text:change-id="ct94660547051600"/><text:span text:style-name="T1">, así como dentro de la UNAM entera, hay un deseo de que la cantidad de alumnxs tituladxs aumente, y que esto ha llevado a una transformación en la manera de enseñar a escribir trabajos de titulación que ha resultado en la homogeneización del estilo. La administración de la universidad tiene incentivos monetarios para aumentar las titulaciones</text:span><text:change text:change-id="ct94660543857872"/><text:change text:change-id="ct94660553069040"/><text:change text:change-id="ct94660545524720"/><text:span text:style-name="T1"> [CORROBORAR], además de que el profesorado tiene </text:span><text:change-start text:change-id="ct94660487175184"/><text:span text:style-name="T1">tanto incentivos económicos (asesorar trabajos de titulación ayuda a conseguir becas</text:span><text:span text:style-name="T3">)</text:span><text:span text:style-name="T1"> como </text:span><text:change-end text:change-id="ct94660487175184"/><text:span text:style-name="T1">un </text:span><text:change text:change-id="ct94660487177424"/><text:change-start text:change-id="ct94660487176240"/><text:span text:style-name="T1">deseo humano</text:span><text:change-end text:change-id="ct94660487176240"/><text:span text:style-name="T1"> de que sus alumnxs lleven a término su carrera universitaria. Una estrategia para aumentar la cantidad de trabajos de titulación (y por ende de titulaciones) es desarrollar una forma de escribir formularia. Creo que consciente o inconscientemente el profesorado de </text:span><text:change text:change-id="ct94660555756960"/><text:change text:change-id="ct94660555756640"/><text:change text:change-id="ct94660555756320"/><text:change text:change-id="ct94660487178400"/><text:change text:change-id="ct94660487177824"/><text:change-start text:change-id="ct94660487178800"/><text:span text:style-name="T28">Letras Inglesas</text:span><text:change-end text:change-id="ct94660487178800"/><text:span text:style-name="T1"> </text:span><text:change text:change-id="ct94660555762080"/><text:span text:style-name="T1">h</text:span><office:annotation office:name="__Annotation__206_2752266175" loext:resolved="false"><dc:creator>David Pruneda Sentíes</dc:creator><dc:date>2024-11-12T10:35:00</dc:date><loext:sender-initials>DPS</loext:sender-initials><text:p><text:span text:style-name="T50">Quizá podrías sugerir que una manera de encontrar información para sustentar esta suposición es hacienda trabajo de campo con entrevistas a profesorxs.</text:span></text:p></office:annotation><text:span text:style-name="T1">a ido desarrollando una manera de enseñar a escribir que tiene como prioridad la eficiencia y eficacia en la </text:span><text:soft-page-break/><text:span text:style-name="T1">escritura (es decir, que el trabajo se escriba en relativamente poco tiempo y que cumpla con los estándares mínimos necesarios para que el sínodo lo apruebe). </text:span><office:annotation-end office:name="__Annotation__206_2752266175"/></text:p>
      <text:p text:style-name="P4"><text:span text:style-name="T1"><text:tab/>Para comprobar esto calculé la correlación entre la cantidad anual de trabajos publicados y la distancia promedio anual del estilo (de la gráfica de estilo del primer capítulo). Usé la función de R "cor()", especificando el método Spearman</text:span><text:span text:style-name="T1"><text:note text:id="ftn8" text:note-class="footnote"><text:note-citation>8</text:note-citation><text:note-body><text:p text:style-name="P1"><text:span text:style-name="T45">Para ver los detalles de esta función, visitar la documentación oficial de R: </text:span><text:a xlink:type="simple" xlink:href="https://www.rdocumentation.org/packages/stats/versions/3.6.2/topics/cor" text:style-name="Internet_20_link" text:visited-style-name="Visited_20_Internet_20_Link">https://www.rdocumentation.org/packages/stats/versions/3.6.2/topics/cor</text:a><text:span text:style-name="T45">.</text:span></text:p></text:note-body></text:note></text:span><text:span text:style-name="T1"> para obtener una correlación de </text:span><text:span text:style-name="T2">−</text:span><text:span text:style-name="T1">0.179463. Esta es una correlación tan baja que básicamente indica que no existe una correlación. Sin embargo, si excluyo el año 2020 de la base de datos, la correlación aumenta a </text:span><text:span text:style-name="T2">−</text:span><text:span text:style-name="T1">0.3906406, que no es muy alta pero sí indica una ligera correlación.</text:span><text:span text:style-name="T1"><text:note text:id="ftn9" text:note-class="footnote"><text:note-citation>9</text:note-citation><text:note-body><text:p text:style-name="P2">Mi razón para quitar el año 2020 es que es un valor atípico por la cantidad tan baja de publicaciones causada por la toma de la facultad por parte de las MOFFYL y luego por el inicio de la pandemia.</text:p></text:note-body></text:note></text:span><text:change text:change-id="ct94660487179040"/><text:span text:style-name="T1"> Si acoto a</text:span><text:change-start text:change-id="ct94660550973408"/><text:span text:style-name="T1">u</text:span><text:change-end text:change-id="ct94660550973408"/><text:change text:change-id="ct94660555759632"/><text:span text:style-name="T1">n más los datos </text:span><text:change text:change-id="ct94660553836720"/><text:change-start text:change-id="ct94660547981840"/><text:span text:style-name="T1">para </text:span><text:change-end text:change-id="ct94660547981840"/><text:span text:style-name="T1">contener solamente los años del 2011 al 2017 (los años que conforman la segunda de las tres etapas que identifiqué y en la que el estilo se homogeneiza más precipitadamente) obtengo una correlación de </text:span><text:span text:style-name="T2">−</text:span><text:span text:style-name="T1">0.8183171, que es muy </text:span><office:annotation office:name="__Annotation__245_2752266175" loext:resolved="false"><dc:creator>David Pruneda Sentíes</dc:creator><dc:date>2024-11-12T10:37:00</dc:date><loext:sender-initials>DPS</loext:sender-initials><text:p><text:span text:style-name="T50">¿Éste es el adjetivo preciso?</text:span></text:p></office:annotation><text:span text:style-name="T1">fuerte</text:span><office:annotation-end office:name="__Annotation__245_2752266175"/><text:span text:style-name="T1">. Lo que concluyo de estas correlaciones es que, en la gran escala, la cantidad de publicaciones anuales no es un factor que esté relacionado con la similitud en el estilo, pero que, en el periodo de 2011 al 2017, existe una fuerte relación entre las dos. Si observamos la figura [["cantidad_publicaciones_2006_2023.png"]] podemos notar que del 2009 al 2016 hubo un periodo en el que cada año vio las mismas o más publicaciones que el año pasado, y si lo extendemos al 2017, que, si disminuyó, disminuyó sólo por una publicación.</text:span><text:span text:style-name="T1"><text:note text:id="ftn10" text:note-class="footnote"><text:note-citation>10</text:note-citation><text:note-body><text:p text:style-name="P2">Aquí está la gráfica de todas las publicaciones anuales de 1962 a 2023. [["cantidad_publicaciones_todo.png"]]</text:p></text:note-body></text:note></text:span><text:span text:style-name="T1"> Si vemos la cantidad de trabajos publicados en toda la historia de la licenciatura podemos observar que ese periodo de 2009 a 2017 es uno de los periodos con crecimiento más constante. Si calculamos la correlación entre la similitud del estilo y la cantidad de trabajos publicados anualmente pero del 2009 al 2017, la correlación baja (</text:span><text:span text:style-name="T2">−</text:span><text:span text:style-name="T1">0.5728379) pero sigue siendo significativa.</text:span><text:span text:style-name="T1"><text:note text:id="ftn11" text:note-class="footnote"><text:note-citation>11</text:note-citation><text:note-body><text:p text:style-name="P1"><text:s/><text:span text:style-name="T43">Para mis juicios respecto a si una correlación es significativa o no estoy siguiendo a Steve D. Jost en su guía "Linear Correlation", en donde sugiere que para las ciencias sociales una correlación de </text:span><text:span text:style-name="T44">±</text:span><text:span text:style-name="T43">0.6 es una correlación significativa.</text:span></text:p></text:note-body></text:note></text:span></text:p>
      <text:p text:style-name="P4"><text:soft-page-break/><text:span text:style-name="T1"><text:tab/>Mi conclusión es que el aumento estable en la cantidad de trabajos de titulación publicados está relacionado con una homogeneización en el estilo</text:span><text:change text:change-id="ct94660548084640"/><text:span text:style-name="T1">. Ahora, cuál sea la causa y cuál sea el efecto es algo que no puedo asegurar: no tengo manera de saber si una homogeneización en el estilo lleva a que se publiquen más trabajos de titulación o si publicar más trabajos tiene como consecuencia que se homogeneice el estilo. También es una opción que exista una tercera causa, que desconozco, que tenga como resultado tanto el aumento en publicaciones anuales como la homogeneización del estilo. Un ejemplo posible sería que unx asesorx (o un grupo de asesorxs) </text:span><text:change text:change-id="ct94660545945808"/><text:change-start text:change-id="ct94660549753904"/><text:span text:style-name="T28">hayan sido</text:span><text:change-end text:change-id="ct94660549753904"/><text:span text:style-name="T1"> especialmente prolíficos durante esos años y por ende </text:span><text:change text:change-id="ct94660545941296"/><text:change-start text:change-id="ct94660545943360"/><text:span text:style-name="T1">aumentaron </text:span><text:change-end text:change-id="ct94660545943360"/><text:span text:style-name="T1">la cantidad de trabajos publicados al mismo tiempo que homogeneizaron el estilo a su gusto. El mismo efecto lo pudo haber tenido el grupo de profesorxs que impartieron el seminario de titulación durante esos años. </text:span><office:annotation office:name="__Annotation__282_2752266175" loext:resolved="false"><dc:creator>David Pruneda Sentíes</dc:creator><dc:date>2024-11-12T10:42:00</dc:date><loext:sender-initials>DPS</loext:sender-initials><text:p><text:span text:style-name="T50">Cuidado con que esto se vuelva una muletilla. Creo que será conveniente usarla de la manera más estratégica posible.</text:span></text:p></office:annotation><text:span text:style-name="T1">Lo único claro es que hace falta mayor investigación al respecto.</text:span><office:annotation-end office:name="__Annotation__282_2752266175"/><text:change text:change-id="ct94660554546192"/><text:change-start text:change-id="ct94660554548624"/></text:p>
      <text:p text:style-name="P12"><text:change-end text:change-id="ct94660554548624"/></text:p>
      <text:p text:style-name="P11">2.2. Tema</text:p>
      <text:p text:style-name="P11"/>
      <text:p text:style-name="P11">2.2.1. Mis sentimientos iniciales respecto al tema</text:p>
      <text:p text:style-name="P11"/>
      <text:p text:style-name="P11">La verdad es que al ver la gráfica de los temas me siento más confundido que al ver la del estilo. Esto es porque es menos claro cuál es la tendencia más amplia. Es decir, sabemos que sube, baja y vuelve a subir, pero es menos evidente cómo extrapolar esta tendencia a los años previos y a los años siguientes. Veo dos opciones. La primera sería que estemos viendo una sección de una tendencia más o menos sinusoidal (que sube y baja periódicamente pero cuya línea de equilibrio siempre se mantiene), y la otra sería que estemos viendo un "bache" en una línea que va para arriba (hay una infinidad de opciones más, pero estas son las que me sugiere la curva). Ambas me son imposibles de comprobar en este momento, entonces no voy a divagar más en sus posibilidades e implicaciones. </text:p>
      <text:p text:style-name="P5"><text:soft-page-break/><text:span text:style-name="T1"><text:tab/>Otra causa de confusión puede ser que los valores son </text:span><text:change text:change-id="ct94660487178064"/><text:change text:change-id="ct94660553838544"/><text:change text:change-id="ct94660545944128"/><text:change-start text:change-id="ct94660550972544"/><text:span text:style-name="T28">aun</text:span><text:change-end text:change-id="ct94660550972544"/><text:span text:style-name="T1"> menos concretos, pero voy a intentar hacer más concreto lo que hace el modelado de tópicos. Lo que hice en esta investigación fue dividir las palabras en funcionales y de contenido. Si la gráfica de estilo visualiza las similitudes en el uso de palabras funcionales, la de temas lo hace en el uso de palabras de contenido. ¿Por qué no simplemente calculé sus frecuencias relativas como hice con las funcionales? Porque son mucho menos frecuentes, además de que la presencia de un tema en un texto no se puede cuantificar solamente contando las palabras que consideramos que pertenecen a ese tema. Cuando se trata de cuantificar temas hay que pensar en aglomeraciones de palabras de contenido, más que en palabras de contenido individuales.</text:span><text:change-start text:change-id="ct94660548086560"/><text:span text:style-name="T1"> </text:span><text:span text:style-name="T4">Sobre esto, Jockers escribe, </text:span></text:p>
      <text:p text:style-name="P28">users must exercise caution in terms of what can be said about theme based on the relative frequency of individual words. . . . When we examine a word, or an n-gram, out of the context in which it appears, we inevitably lose information about how that word is being employed. If we are merely interested in stylistic habits, such out-of-context counting can be usefully employed, but when it comes to drawing semantic meaning from a word, we require more than a count of that word's occurrence in the corpus. A word's meaning is derived through context. (149)<text:change-end text:change-id="ct94660548086560"/><text:change text:change-id="ct94660550974944"/><text:change-start text:change-id="ct94660548986016"/></text:p>
      <text:p text:style-name="P21"><text:change-end text:change-id="ct94660548986016"/>Antes de cualquier cuantificación, MALLET se deshace de todas las palabras funcionales de los textos para quedarse sólo con las de contenido. Después, identifica qué palabras están cerca de qué otras palabras y así identifica los temas. Las visualizaciones de los temas de las figuras [["5.png"]], [["12.png"]] y [["15.png"]] surgen a partir de que las palabras "lengua", "inglés", "alumnos", etcétera, aparecen seguido juntas, así como a su vez las palabras "Gawain", "Chaucer" y "caballero", y "cómic", "Bechdel" y "guasón" aparecen juntas. MALLET logra identificar grupos de palabras que suelen estar cerca las unas de las otras, y además identifica qué tan presente está cada grupo de palabras en cada texto. En conclusión, para interpretar la gráfica de temas hay que pensar que es lo mismo que la de estilo, pero tomando en cuenta las palabras de contenido en vez de las funcionales. <text:change text:change-id="ct94660548083744"/></text:p>
      <text:p text:style-name="P11"><text:soft-page-break/></text:p>
      <text:p text:style-name="P11">2.2.2. Correlaciones</text:p>
      <text:p text:style-name="P11"/>
      <text:p text:style-name="P4"><text:span text:style-name="T1">Calculé las correlaciones entre los temas y la cantidad de trabajos publicados anualmente (como hice con el estilo), y además calculé la correlación entre el estilo y los temas. La correlación de los temas con la cantidad de trabajos publicados es de </text:span><text:span text:style-name="T2">−</text:span><text:span text:style-name="T1">0.06950301, es decir, inexistente. Pero, si hacemos como con el estilo y acotamos los años a que sean sólo del 2011 al 2017, la correlación se dispara a </text:span><text:span text:style-name="T2">−0</text:span><text:span text:style-name="T1">.7092081, que es menor a la del estilo pero sigue siendo alta. Entre el 2011 y el 2017, las tres variables </text:span><text:span text:style-name="T42">—cantidad de trabajos publicados por año, distancia promedio anual del estilo y distancia promedio anual de los temas— tienen una correlación significativa. </text:span><text:span text:style-name="T1">Esto es un punto a favor de la idea de que algo pasó entre el 2011 y el 2017 que hizo que </text:span><text:change text:change-id="ct94660487176624"/><text:change-start text:change-id="ct94660487176864"/><text:span text:style-name="T1">aumentara </text:span><text:change-end text:change-id="ct94660487176864"/><text:span text:style-name="T1">la cantidad de publicaciones y se homogeneizaran tanto el estilo como los temas. </text:span></text:p>
      <text:p text:style-name="P4"><text:span text:style-name="T1"><text:tab/>Otra cosa interesante es que, cuando calculamos la correlación entre los temas y el estilo (sin acotar los años, es decir del 2006 al 2023), obtenemos una de 0.6635707, lo que comprueba que la similitud en el estilo está ligada a la similitud en los temas, independientemente del periodo de tiempo. </text:span><office:annotation office:name="__Annotation__317_2752266175" loext:resolved="false"><dc:creator>David Pruneda Sentíes</dc:creator><dc:date>2024-11-12T10:50:00</dc:date><loext:sender-initials>DPS</loext:sender-initials><text:p><text:span text:style-name="T50">Esto es muy interesante.</text:span></text:p></office:annotation><text:span text:style-name="T1">Cuando los temas son similares entre sí, el estilo es similar también, y cuando los temas son diversos, el estilo también.</text:span><office:annotation-end office:name="__Annotation__317_2752266175"/></text:p>
      <text:p text:style-name="P4"><text:span text:style-name="T1"><text:tab/>Las dos conclusiones a las que me llevan estas correlaciones son las siguientes: algo pasó entre el 2011 y el 2017 que hizo que la cantidad de publicaciones tuviera un aumento constante, que el estilo se homogeneizara y que los temas se homogeneizaran; y, al menos cuando hablamos de trabajos de titulación de </text:span><text:change text:change-id="ct94660545945312"/><text:change text:change-id="ct94660549947824"/><text:change text:change-id="ct94660554544048"/><text:change text:change-id="ct94660554543616"/><text:change text:change-id="ct94660487177104"/><text:change-start text:change-id="ct94660548086000"/><text:span text:style-name="T28">Letras Inglesas</text:span><text:change-end text:change-id="ct94660548086000"/><text:span text:style-name="T1">, la similitud en el estilo implica similitud en los temas (o viceversa).</text:span><text:change-start text:change-id="ct94660484310704"/></text:p>
      <text:p text:style-name="P11"/>
      <text:p text:style-name="P22">3. Mis debrayes [CAMBIAR SUBTÍTULO]<text:change-end text:change-id="ct94660484310704"/><text:change-start text:change-id="ct94660545944800"/></text:p>
      <text:p text:style-name="P22"/>
      <text:p text:style-name="P22">3.1. El estilo y el tema son uno mismo</text:p>
      <text:p text:style-name="P22"><text:soft-page-break/></text:p>
      <text:p text:style-name="P13"><text:span text:style-name="T1">David Pruneda, el asesor de esta tesina, es un profesor que por varios años ha impartido el seminario de titulación en la carrera de Letras Inglesas. Una tendencia que ha notado es que las tesis y tesinas suelen imitar formalmente a los textos que estudian. Por ejemplo, un trabajo sobre un texto fragmentado tenderá a tener un estilo fragmentado; uno sobre un texto con oraciones muy largas tenderá a tener oraciones muy largas, etcétera. En primera instancia esto podría apuntar nada más a lo que pasa en la mente de alguien que se sumerge en un texto literario (proceso necesario para escribir una tesis o una tesina). Un trabajo de titulación requiere estar al borde de la obsesión, si no es que lanzarse a ella, por lo que es lógico que alguien trabajando con un texto fragmentario adopte una forma de escribir (y seguramente de pensar) fragmentaria; alguien obsesionadx con un texto prolijo, una forma de escribir prolija [NO ESTOY SEGURO DE QUE ASÍ SE USE "PROLIJO"]. Una segunda explicación sería más bien que para poder discutir un texto fragmentario o uno prolijo sea necesario escribir de manera fragmentaria o prolija. La idea que propongo es que </text:span><text:span text:style-name="T6">l</text:span><text:span text:style-name="T1">as ideas que se encuentran en los textos literarios exigen ser discutidas de cierta </text:span><text:span text:style-name="T26">forma</text:span><text:span text:style-name="T1">, razón por la que tanto el texto literario como el texto crítico adoptan un estilo similar.</text:span></text:p>
      <text:p text:style-name="P26"><text:span text:style-name="T5"><text:tab/>Esto me lleva a la formulación más ambiciosa de mi trabajo: que el estilo y el tema son uno mismo. </text:span><text:span text:style-name="T6">O más bien que son dos caras de la misma moneda</text:span><text:span text:style-name="T5">. En las gráficas se ve cómo ambas se comportan de manera muy similar. Anecdóticamente </text:span><text:span text:style-name="T7">(quiero decir, </text:span><text:span text:style-name="T8">según la experiencia de vida de una persona y </text:span><text:span text:style-name="T7">sin números que lo confirmen)</text:span><text:span text:style-name="T5">, los textos críticos que discuten ciertos temas tienen la misma forma que textos literarios que discuten los mismos temas. Lo apasionante de los resultados del experimento es que mis definiciones de estilo y tema contienen grupos de palabras que expresamente no tienen ni una palabra en común: el estilo se cuantificó contando palabras funcionales y los temas usando todas las palabras </text:span><text:span text:style-name="T27">excepto</text:span><text:span text:style-name="T5"> las funcionales, y sin embargo ambos grupos de palabras se comportan casi como si fueran uno mismo. Esto me hace pensar que, al separar los textos en estilo y tema (o palabras funcionales y de contenido) estamos deshebrando este corpus en dos grandes hebras </text:span><text:soft-page-break/><text:span text:style-name="T5">que fluyen en una misma dirección. Mi nueva hipótesis ahora es que los temas exigen ser escritos con un estilo propio, y a su vez que de cada estilo emana un tema particular. </text:span><text:span text:style-name="T10">Esta idea emerge de datos que se refieren a las diferencias </text:span><text:span text:style-name="T34">estilísticas</text:span><text:span text:style-name="T10"> y temáticas dentro de cada año; u</text:span><text:span text:style-name="T9">n experimento que </text:span><text:span text:style-name="T34">podría comprobar</text:span><text:span text:style-name="T9"> esta hipótesis consistiría en </text:span><text:span text:style-name="T10">calcular las correlaciones entre los perfiles estilísticos y temáticos de cada texto (y no de las distancias promedio anuales, que nos alejan un poco de los textos individuales)</text:span><text:span text:style-name="T5"> [</text:span><text:span text:style-name="T34">SIENTO QUE ESTO ESTÁ SÚPER CONFUSO</text:span><text:span text:style-name="T5">]</text:span><text:change-end text:change-id="ct94660545944800"/><text:change-start text:change-id="ct94660543837184"/><text:span text:style-name="T5">. </text:span><text:span text:style-name="T11">A pesar de no tener esta hipótesis comprobada, los datos de mi in</text:span><text:change-end text:change-id="ct94660543837184"/><text:change-start text:change-id="ct94660487011568"/><text:span text:style-name="T11">vestigación apuntan a que de hecho el estilo y los temas están íntimamente relacionados y a que en realidad no se puede pensar en uno sin pensar también en el </text:span><text:change-end text:change-id="ct94660487011568"/><text:change-start text:change-id="ct94660545307040"/><text:span text:style-name="T11">otro.</text:span><text:span text:style-name="T5"> </text:span><text:change-end text:change-id="ct94660545307040"/><text:change text:change-id="ct94660545307424"/><text:change-start text:change-id="ct94660545724480"/><text:span text:style-name="T5">C</text:span><text:span text:style-name="T12">omo pensar en el sabor de la comida sin pensar en sus nutrientes, o como pensar en </text:span><text:span text:style-name="T14">la</text:span><text:span text:style-name="T12"> melodía </text:span><text:span text:style-name="T14">de una canción</text:span><text:span text:style-name="T12"> sin pensar en </text:span><text:span text:style-name="T14">su</text:span><text:span text:style-name="T12"> armonía, </text:span><text:change-end text:change-id="ct94660545724480"/><text:change-start text:change-id="ct94660545725824"/><text:span text:style-name="T12">o como pensar</text:span><text:change-end text:change-id="ct94660545725824"/><text:change-start text:change-id="ct94660549767216"/><text:span text:style-name="T12"> en </text:span><text:change-end text:change-id="ct94660549767216"/><text:change-start text:change-id="ct94660429741328"/><text:span text:style-name="T12">tu papá sin pensar en tu mamá, </text:span><text:span text:style-name="T13">como pensar </text:span><text:span text:style-name="T35">en la mente sin pensar en el cuerpo, </text:span><text:span text:style-name="T36">en autor sin lector</text:span><text:span text:style-name="T12"> [NO ME CONVENCEN ESTOS SÍMILES MÁS QUE </text:span><text:span text:style-name="T35">LOS</text:span><text:span text:style-name="T12"> DE LA MELODÍA </text:span><text:span text:style-name="T13">Y EL CUERPO. </text:span><text:span text:style-name="T19">CREO QUE LA COMIDA TAMBIÉN</text:span><text:span text:style-name="T12">]</text:span><text:change-end text:change-id="ct94660429741328"/><text:change-start text:change-id="ct94660429743680"/><text:span text:style-name="T12">. </text:span><text:span text:style-name="T15">Se puede ver muy científico separar las palabras funcionales de las de contenido y pensar que estamos viendo objetos diferentes, pero en realidad es una división arbitraria</text:span><text:change-end text:change-id="ct94660429743680"/><text:change-start text:change-id="ct94660433219776"/><text:span text:style-name="T15"> </text:span><text:span text:style-name="T16">que, si bien es útil en ciertas ocasiones, debemos recorda</text:span><text:span text:style-name="T18">r</text:span><text:span text:style-name="T16"> que no es una </text:span><text:span text:style-name="T17">característica</text:span><text:span text:style-name="T16"> absoluta </text:span><text:span text:style-name="T17">del lenguaje</text:span><text:span text:style-name="T16">.</text:span><text:change-end text:change-id="ct94660433219776"/><text:change-start text:change-id="ct94660555129536"/><text:span text:style-name="T16"> </text:span><text:span text:style-name="T20">[REDACCIÓN]</text:span><text:change-end text:change-id="ct94660555129536"/><text:change-start text:change-id="ct94660548911088"/></text:p>
      <text:p text:style-name="P23"/>
      <text:p text:style-name="P24">3.2 Burocracia e intelectualidad</text:p>
      <text:p text:style-name="P24"/>
      <text:p text:style-name="P14"><text:span text:style-name="T1">Lo que revela la correlación entre similitud de tema y estilo y cantidad de trabajos publicados es más sobre el aparato burocrático de la UNAM que de las preferencias de lxs alumnxs o lxs profesorxs. No debería sorprender a nadie cuando digo que lo que quiere la burocracia es que las personas seamos los más parecidas entre nosotras posible. Más o menos bromeando, David Pruneda sugirió que lo que revelaban estos resultados era que, si lo que queríamos era que se titularan más personas, limitáramos los temas de los que se puede escribir un trabajo de titulación. Básicamente que si todxs escribimos el mismo trabajo de titulación, el proceso sería mucho más eficiente tanto para lxs alumnxs como para lxs </text:span><text:soft-page-break/><text:span text:style-name="T1">profesorxs y la administración. Esto lleva naturalmente a preguntarnos cuál es el objetivo de un trabajo de titulación. Si el objetivo es meramente burocrático, queda clara la estrategia a seguir: escribir algo que ya haya sido escrito. Mientras que, si el objetivo es intelectual, evidentemente hay que escribir algo que </text:span><text:span text:style-name="T26">no</text:span><text:span text:style-name="T1"> haya sido escrito, y batallar con la resistencia sistémica con la que nos vamos a enfrentar. Parece que el aparato de titulación y los intereses intelectuales están encontrados.</text:span></text:p>
      <text:p text:style-name="P14"><text:span text:style-name="T1"><text:tab/>¿Qué implica escribir un trabajo de titulación? Espero que esta tesina sea la semilla para una reflexión sobre qué significa escribir (y asesorar y revisar) un trabajo de titulación. En primer lugar, porque el objeto de estudio son los trabajos de titulación, espero que en el colegio se reflexione y hable sobre la necesidad de escribir un trabajo de titulación. Como colegio (y universidad) en general: ¿Qué es lo que queremos lograr al exigir un trabajo de titulación? ¿Es esa exigencia una estrategia efectiva? Como estudiantes: ¿Qué quiero lograr al escribir un trabajo de titulación? ¿Qué pasa dentro de mí mientras escribo un trabajo de titulación? ¿Después? ¿Qué pasa a mi alrededor mientras escribo un trabajo de titulación? ¿Después?. En segundo lugar, porque este trabajo de titulación es diferente a lo que se enseña en el colegio (no diametralmente diferente, claro está, pero lo suficiente como para que mis compañerxs me digan que está rara mi tesina) </text:span><text:span text:style-name="T22">[RELEER Y CHANCE BORRAR ESTE PARÉNTESIS]</text:span><text:span text:style-name="T1">. Lo que valoré al escribir esta tesina fue escribir algo que no haya sido escrito, y estoy consciente de que no todo mundo quiere ni debería querer eso. Escribirla ha sido difícil. Ha sido difícil porque tuve que aprender a programar en Python y en R, porque tuve que maniobrar alrededor de la arquitectura de TESIUNAM para conseguir los trabajos de titulación, porque tuve que aprender cómo hacer investigaciones cuantitativas, los marcos teóricos y las metodologías, cuando sólo tuve una clase introductoria (gracias Carlos). Pero al mismo tiempo fue fácil porque mis profesorxs siempre me alentaron, porque escribir algo nuevo está en el espíritu del colegio y de la universidad. A lo que quiero llegar es a que escribir un trabajo de titulación siempre va a ser una batalla entre el deseo humanista y los incentivos burocráticos y económicos de la universidad y de la vida. Creo también que </text:span><text:span text:style-name="T25">é</text:span><text:span text:style-name="T1">sa es la naturaleza de estudiar una humanidad, así como de la humanidad. [</text:span><text:span text:style-name="T22">CHANCE ESTÁ MUY CURSI</text:span><text:span text:style-name="T1">]</text:span></text:p>
      <text:p text:style-name="P7"><text:soft-page-break/><text:span text:style-name="T21"><text:tab/>Bruno Latour en su artículo "Why Has Critique Run out of Steam?" argumenta que las estrategias y objetivos de la crítica (cultural, social, política) actualmente son obsoletos. Esboza dos herramientas que hacen posible que lxs críticxs puedan criticar cualquier objeto con cualquier objetivo en mente (se lamenta de que </text:span><text:span text:style-name="T37">el concepto del</text:span><text:span text:style-name="T21"> constructo social esté siendo aplicad</text:span><text:span text:style-name="T22">o</text:span><text:span text:style-name="T21"> para criticar la eficacia de las vacunas, por ejemplo). </text:span><text:span text:style-name="T38">La primera es la que</text:span><text:span text:style-name="T21"> llama "antifetichista", que consiste en arrebatarle validez a algo acusándolo de ser un fetiche (por ejemplo, "los capitalistas actúan como si el dinero estuviera vivo y por eso actúan de manera equivocada"); al segundo lo llama "positivista" y se refiere a la crítica de la idea de que unx mismx tiene agencia (por ejemplo, "</text:span><office:annotation office:name="__Annotation__11860_747823137" loext:resolved="false"><dc:creator>Unknown Author</dc:creator><dc:date>2025-01-13T17:56:15.517481044</dc:date><text:p text:style-name="P30"><text:span text:style-name="T52">No estoy seguro de este ejemplo</text:span></text:p></office:annotation><text:span text:style-name="T21">crees que existe un 'yo' que actúa en el mundo pero </text:span><text:span text:style-name="T40">estás equivocadx: ese sentimiento no es nada más que la ilusión que resulta</text:span><text:span text:style-name="T21"> de </text:span><text:span text:style-name="T23">nuestras</text:span><text:span text:style-name="T21"> estructuras discursivas que así ordenan la realidad y tu forma de experimentarla</text:span><office:annotation-end office:name="__Annotation__11860_747823137"/><text:span text:style-name="T21">"). El argumento de Latour es que la crítica debe moverse de estas formas "negativas" (</text:span><text:span text:style-name="T24">negativas </text:span><text:span text:style-name="T21">porque tienen el objetivo de descalificar creencias o prácticas) a formas que cuiden de lo que ya tenemos:</text:span></text:p>
      <text:p text:style-name="P17"><text:span text:style-name="T32">The critic is not the one who debunks, but the one who assembles. The critic is not the one who lifts the rugs from under the feet of the na</text:span><text:span text:style-name="T33">ï</text:span><text:span text:style-name="T32">ve believers, but the one who offers the participants arenas in which to gather. The critic is not the one who alternates haphazardly between antifetishism and positivism like the drunk iconoclast drawn by Goya, but the one for whom, if something is constructed, then it means it is fragile and thus in great need of care and caution.</text:span><text:span text:style-name="T21"> (246)</text:span></text:p>
      <text:p text:style-name="P6"><office:annotation office:name="__Annotation__12141_747823137" loext:resolved="false"><dc:creator>Unknown Author</dc:creator><dc:date>2025-01-13T18:00:23.925137916</dc:date><text:p text:style-name="P30"><text:span text:style-name="T52">Nuevo párrafo?</text:span></text:p></office:annotation><text:span text:style-name="T21">Creo</text:span><office:annotation-end office:name="__Annotation__12141_747823137"/><text:span text:style-name="T21"> que dentro del colegio estamos entre los impulsos desbancadores y los cuidadores. Tenemos los primeros porque la mayoría de la crítica que leemos es desbancadora [¿</text:span><text:span text:style-name="T39">DESBANCAR</text:span><text:span text:style-name="T21">?], pero también tenemos los segundos porque en general escribimos trabajos de titulación sobre textos que nos gustan. Uno de los mayores impulsos dentro de los trabajos de titulación es el de expandir el canon literario, lo que puede ser interpretado como respuesta a cualquiera de los dos impulsos. Podría ser cuidador porque el canon es algo que necesita ser cuidado para ser mantenido, e incorporar textos que nos gustan es una forma de hacerlo, pero también hay quienes lo que buscan es destruir por completo la idea del canon. </text:span><text:soft-page-break/><text:span text:style-name="T21">Yo no me estoy metiendo con el canon, pero tengo la esperanza de estar haciendo un trabajo de cuidado para con el corpus de textos que estudié y el colegio mismo. Mi objetivo es proponer una preocupación ("matter of concern" de Latour) por el proceso y el resultado de escribir un trabajo de titulación.</text:span><text:change-end text:change-id="ct94660548911088"/><text:change-start text:change-id="ct94660513112624"/><text:span text:style-name="T21"><text:tab/></text:span><text:change-end text:change-id="ct94660513112624"/></text:p>
      <text:p text:style-name="P16">Bibliografía</text:p>
      <text:p text:style-name="P15"><text:span text:style-name="T1">Jost, Steve D.. "Linear Correlation".</text:span><text:span text:style-name="T26"> DePaul University</text:span><text:span text:style-name="T1">,</text:span><text:span text:style-name="T26"> </text:span><text:a xlink:type="simple" xlink:href="https://condor.depaul.edu/sjost/it223/documents/correlation.htm" text:style-name="Internet_20_link" text:visited-style-name="Visited_20_Internet_20_Link">https://condor.depaul.edu/sjost/it223/documents/correlation.htm</text:a><text:span text:style-name="T1">, accesado el 29 de octubre del 202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1" fo:font-family="'Liberation Serif'" style:font-family-generic="swiss" style:font-pitch="variable" fo:font-size="7pt" fo:font-weight="bold" style:font-name-asian="Noto Serif CJK SC" style:font-family-asian="'Noto Serif CJK SC'"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8T11:12:00</meta:creation-date>
    <dc:language>en-US</dc:language>
    <dc:date>2025-01-16T15:31:33.789874051</dc:date>
    <meta:editing-cycles>152</meta:editing-cycles>
    <meta:editing-duration>PT9H50M36S</meta:editing-duration>
    <meta:generator>LibreOffice/6.4.7.2$Linux_X86_64 LibreOffice_project/40$Build-2</meta:generator>
    <meta:document-statistic meta:table-count="0" meta:image-count="0" meta:object-count="0" meta:page-count="16" meta:paragraph-count="55" meta:word-count="5333" meta:character-count="31647" meta:non-whitespace-character-count="263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